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</table:table-row>
        <table:table-row table:style-name="ro1">
          <table:table-cell office:value-type="float" office:value="173740" calcext:value-type="float">
            <text:p>173740</text:p>
          </table:table-cell>
          <table:table-cell office:value-type="float" office:value="1749773" calcext:value-type="float">
            <text:p>1749773</text:p>
          </table:table-cell>
          <table:table-cell office:value-type="float" office:value="421105" calcext:value-type="float">
            <text:p>421105</text:p>
          </table:table-cell>
          <table:table-cell office:value-type="float" office:value="392974" calcext:value-type="float">
            <text:p>392974</text:p>
          </table:table-cell>
          <table:table-cell office:value-type="float" office:value="393373" calcext:value-type="float">
            <text:p>393373</text:p>
          </table:table-cell>
        </table:table-row>
        <table:table-row table:style-name="ro1">
          <table:table-cell office:value-type="float" office:value="174668" calcext:value-type="float">
            <text:p>174668</text:p>
          </table:table-cell>
          <table:table-cell office:value-type="float" office:value="1753306" calcext:value-type="float">
            <text:p>1753306</text:p>
          </table:table-cell>
          <table:table-cell office:value-type="float" office:value="421357" calcext:value-type="float">
            <text:p>421357</text:p>
          </table:table-cell>
          <table:table-cell office:value-type="float" office:value="393643" calcext:value-type="float">
            <text:p>393643</text:p>
          </table:table-cell>
          <table:table-cell office:value-type="float" office:value="393809" calcext:value-type="float">
            <text:p>393809</text:p>
          </table:table-cell>
        </table:table-row>
        <table:table-row table:style-name="ro1">
          <table:table-cell office:value-type="float" office:value="174740" calcext:value-type="float">
            <text:p>174740</text:p>
          </table:table-cell>
          <table:table-cell office:value-type="float" office:value="1771380" calcext:value-type="float">
            <text:p>1771380</text:p>
          </table:table-cell>
          <table:table-cell office:value-type="float" office:value="421388" calcext:value-type="float">
            <text:p>421388</text:p>
          </table:table-cell>
          <table:table-cell office:value-type="float" office:value="393690" calcext:value-type="float">
            <text:p>393690</text:p>
          </table:table-cell>
          <table:table-cell office:value-type="float" office:value="393897" calcext:value-type="float">
            <text:p>393897</text:p>
          </table:table-cell>
        </table:table-row>
        <table:table-row table:style-name="ro1">
          <table:table-cell office:value-type="float" office:value="174864" calcext:value-type="float">
            <text:p>174864</text:p>
          </table:table-cell>
          <table:table-cell office:value-type="float" office:value="1773169" calcext:value-type="float">
            <text:p>1773169</text:p>
          </table:table-cell>
          <table:table-cell office:value-type="float" office:value="421404" calcext:value-type="float">
            <text:p>421404</text:p>
          </table:table-cell>
          <table:table-cell office:value-type="float" office:value="393747" calcext:value-type="float">
            <text:p>393747</text:p>
          </table:table-cell>
          <table:table-cell office:value-type="float" office:value="394093" calcext:value-type="float">
            <text:p>394093</text:p>
          </table:table-cell>
        </table:table-row>
        <table:table-row table:style-name="ro1">
          <table:table-cell office:value-type="float" office:value="174872" calcext:value-type="float">
            <text:p>174872</text:p>
          </table:table-cell>
          <table:table-cell office:value-type="float" office:value="1774425" calcext:value-type="float">
            <text:p>1774425</text:p>
          </table:table-cell>
          <table:table-cell office:value-type="float" office:value="421463" calcext:value-type="float">
            <text:p>421463</text:p>
          </table:table-cell>
          <table:table-cell office:value-type="float" office:value="393926" calcext:value-type="float">
            <text:p>393926</text:p>
          </table:table-cell>
          <table:table-cell office:value-type="float" office:value="394410" calcext:value-type="float">
            <text:p>394410</text:p>
          </table:table-cell>
        </table:table-row>
        <table:table-row table:style-name="ro1">
          <table:table-cell office:value-type="float" office:value="175052" calcext:value-type="float">
            <text:p>175052</text:p>
          </table:table-cell>
          <table:table-cell office:value-type="float" office:value="1779863" calcext:value-type="float">
            <text:p>1779863</text:p>
          </table:table-cell>
          <table:table-cell office:value-type="float" office:value="421498" calcext:value-type="float">
            <text:p>421498</text:p>
          </table:table-cell>
          <table:table-cell office:value-type="float" office:value="394205" calcext:value-type="float">
            <text:p>394205</text:p>
          </table:table-cell>
          <table:table-cell office:value-type="float" office:value="394510" calcext:value-type="float">
            <text:p>394510</text:p>
          </table:table-cell>
        </table:table-row>
        <table:table-row table:style-name="ro1">
          <table:table-cell office:value-type="float" office:value="175236" calcext:value-type="float">
            <text:p>175236</text:p>
          </table:table-cell>
          <table:table-cell office:value-type="float" office:value="1783621" calcext:value-type="float">
            <text:p>1783621</text:p>
          </table:table-cell>
          <table:table-cell office:value-type="float" office:value="421796" calcext:value-type="float">
            <text:p>421796</text:p>
          </table:table-cell>
          <table:table-cell office:value-type="float" office:value="394209" calcext:value-type="float">
            <text:p>394209</text:p>
          </table:table-cell>
          <table:table-cell office:value-type="float" office:value="394558" calcext:value-type="float">
            <text:p>394558</text:p>
          </table:table-cell>
        </table:table-row>
        <table:table-row table:style-name="ro1">
          <table:table-cell office:value-type="float" office:value="175432" calcext:value-type="float">
            <text:p>175432</text:p>
          </table:table-cell>
          <table:table-cell office:value-type="float" office:value="1786862" calcext:value-type="float">
            <text:p>1786862</text:p>
          </table:table-cell>
          <table:table-cell office:value-type="float" office:value="421813" calcext:value-type="float">
            <text:p>421813</text:p>
          </table:table-cell>
          <table:table-cell office:value-type="float" office:value="394224" calcext:value-type="float">
            <text:p>394224</text:p>
          </table:table-cell>
          <table:table-cell office:value-type="float" office:value="394561" calcext:value-type="float">
            <text:p>394561</text:p>
          </table:table-cell>
        </table:table-row>
        <table:table-row table:style-name="ro1">
          <table:table-cell office:value-type="float" office:value="175692" calcext:value-type="float">
            <text:p>175692</text:p>
          </table:table-cell>
          <table:table-cell office:value-type="float" office:value="1792585" calcext:value-type="float">
            <text:p>1792585</text:p>
          </table:table-cell>
          <table:table-cell office:value-type="float" office:value="421850" calcext:value-type="float">
            <text:p>421850</text:p>
          </table:table-cell>
          <table:table-cell office:value-type="float" office:value="394291" calcext:value-type="float">
            <text:p>394291</text:p>
          </table:table-cell>
          <table:table-cell office:value-type="float" office:value="394674" calcext:value-type="float">
            <text:p>394674</text:p>
          </table:table-cell>
        </table:table-row>
        <table:table-row table:style-name="ro1">
          <table:table-cell office:value-type="float" office:value="175700" calcext:value-type="float">
            <text:p>175700</text:p>
          </table:table-cell>
          <table:table-cell office:value-type="float" office:value="1792676" calcext:value-type="float">
            <text:p>1792676</text:p>
          </table:table-cell>
          <table:table-cell office:value-type="float" office:value="422180" calcext:value-type="float">
            <text:p>422180</text:p>
          </table:table-cell>
          <table:table-cell office:value-type="float" office:value="394467" calcext:value-type="float">
            <text:p>394467</text:p>
          </table:table-cell>
          <table:table-cell office:value-type="float" office:value="394702" calcext:value-type="float">
            <text:p>394702</text:p>
          </table:table-cell>
        </table:table-row>
        <table:table-row table:style-name="ro1">
          <table:table-cell office:value-type="float" office:value="175780" calcext:value-type="float">
            <text:p>175780</text:p>
          </table:table-cell>
          <table:table-cell office:value-type="float" office:value="1812096" calcext:value-type="float">
            <text:p>1812096</text:p>
          </table:table-cell>
          <table:table-cell office:value-type="float" office:value="422264" calcext:value-type="float">
            <text:p>422264</text:p>
          </table:table-cell>
          <table:table-cell office:value-type="float" office:value="394548" calcext:value-type="float">
            <text:p>394548</text:p>
          </table:table-cell>
          <table:table-cell office:value-type="float" office:value="394872" calcext:value-type="float">
            <text:p>394872</text:p>
          </table:table-cell>
        </table:table-row>
        <table:table-row table:style-name="ro1">
          <table:table-cell office:value-type="float" office:value="175800" calcext:value-type="float">
            <text:p>175800</text:p>
          </table:table-cell>
          <table:table-cell office:value-type="float" office:value="1812244" calcext:value-type="float">
            <text:p>1812244</text:p>
          </table:table-cell>
          <table:table-cell office:value-type="float" office:value="422500" calcext:value-type="float">
            <text:p>422500</text:p>
          </table:table-cell>
          <table:table-cell office:value-type="float" office:value="394802" calcext:value-type="float">
            <text:p>394802</text:p>
          </table:table-cell>
          <table:table-cell office:value-type="float" office:value="394900" calcext:value-type="float">
            <text:p>394900</text:p>
          </table:table-cell>
        </table:table-row>
        <table:table-row table:style-name="ro1">
          <table:table-cell office:value-type="float" office:value="175944" calcext:value-type="float">
            <text:p>175944</text:p>
          </table:table-cell>
          <table:table-cell office:value-type="float" office:value="1813343" calcext:value-type="float">
            <text:p>1813343</text:p>
          </table:table-cell>
          <table:table-cell office:value-type="float" office:value="422626" calcext:value-type="float">
            <text:p>422626</text:p>
          </table:table-cell>
          <table:table-cell office:value-type="float" office:value="395512" calcext:value-type="float">
            <text:p>395512</text:p>
          </table:table-cell>
          <table:table-cell office:value-type="float" office:value="395249" calcext:value-type="float">
            <text:p>395249</text:p>
          </table:table-cell>
        </table:table-row>
        <table:table-row table:style-name="ro1">
          <table:table-cell office:value-type="float" office:value="176212" calcext:value-type="float">
            <text:p>176212</text:p>
          </table:table-cell>
          <table:table-cell office:value-type="float" office:value="1815902" calcext:value-type="float">
            <text:p>1815902</text:p>
          </table:table-cell>
          <table:table-cell office:value-type="float" office:value="422711" calcext:value-type="float">
            <text:p>422711</text:p>
          </table:table-cell>
          <table:table-cell office:value-type="float" office:value="396380" calcext:value-type="float">
            <text:p>396380</text:p>
          </table:table-cell>
          <table:table-cell office:value-type="float" office:value="395337" calcext:value-type="float">
            <text:p>395337</text:p>
          </table:table-cell>
        </table:table-row>
        <table:table-row table:style-name="ro1">
          <table:table-cell office:value-type="float" office:value="176292" calcext:value-type="float">
            <text:p>176292</text:p>
          </table:table-cell>
          <table:table-cell office:value-type="float" office:value="1816550" calcext:value-type="float">
            <text:p>1816550</text:p>
          </table:table-cell>
          <table:table-cell office:value-type="float" office:value="423044" calcext:value-type="float">
            <text:p>423044</text:p>
          </table:table-cell>
          <table:table-cell office:value-type="float" office:value="399350" calcext:value-type="float">
            <text:p>399350</text:p>
          </table:table-cell>
          <table:table-cell office:value-type="float" office:value="401475" calcext:value-type="float">
            <text:p>401475</text:p>
          </table:table-cell>
        </table:table-row>
        <table:table-row table:style-name="ro1">
          <table:table-cell office:value-type="float" office:value="178176" calcext:value-type="float">
            <text:p>178176</text:p>
          </table:table-cell>
          <table:table-cell office:value-type="float" office:value="1818262" calcext:value-type="float">
            <text:p>1818262</text:p>
          </table:table-cell>
          <table:table-cell office:value-type="float" office:value="423066" calcext:value-type="float">
            <text:p>423066</text:p>
          </table:table-cell>
          <table:table-cell office:value-type="float" office:value="399423" calcext:value-type="float">
            <text:p>399423</text:p>
          </table:table-cell>
          <table:table-cell office:value-type="float" office:value="404929" calcext:value-type="float">
            <text:p>404929</text:p>
          </table:table-cell>
        </table:table-row>
        <table:table-row table:style-name="ro1">
          <table:table-cell office:value-type="float" office:value="180108" calcext:value-type="float">
            <text:p>180108</text:p>
          </table:table-cell>
          <table:table-cell office:value-type="float" office:value="1827518" calcext:value-type="float">
            <text:p>1827518</text:p>
          </table:table-cell>
          <table:table-cell office:value-type="float" office:value="423868" calcext:value-type="float">
            <text:p>423868</text:p>
          </table:table-cell>
          <table:table-cell office:value-type="float" office:value="399800" calcext:value-type="float">
            <text:p>399800</text:p>
          </table:table-cell>
          <table:table-cell office:value-type="float" office:value="405227" calcext:value-type="float">
            <text:p>405227</text:p>
          </table:table-cell>
        </table:table-row>
        <table:table-row table:style-name="ro1">
          <table:table-cell office:value-type="float" office:value="181788" calcext:value-type="float">
            <text:p>181788</text:p>
          </table:table-cell>
          <table:table-cell office:value-type="float" office:value="1828505" calcext:value-type="float">
            <text:p>1828505</text:p>
          </table:table-cell>
          <table:table-cell office:value-type="float" office:value="424747" calcext:value-type="float">
            <text:p>424747</text:p>
          </table:table-cell>
          <table:table-cell office:value-type="float" office:value="405602" calcext:value-type="float">
            <text:p>405602</text:p>
          </table:table-cell>
          <table:table-cell office:value-type="float" office:value="406460" calcext:value-type="float">
            <text:p>406460</text:p>
          </table:table-cell>
        </table:table-row>
        <table:table-row table:style-name="ro1">
          <table:table-cell office:value-type="float" office:value="182240" calcext:value-type="float">
            <text:p>182240</text:p>
          </table:table-cell>
          <table:table-cell office:value-type="float" office:value="1833999" calcext:value-type="float">
            <text:p>1833999</text:p>
          </table:table-cell>
          <table:table-cell office:value-type="float" office:value="427797" calcext:value-type="float">
            <text:p>427797</text:p>
          </table:table-cell>
          <table:table-cell office:value-type="float" office:value="419216" calcext:value-type="float">
            <text:p>419216</text:p>
          </table:table-cell>
          <table:table-cell office:value-type="float" office:value="459061" calcext:value-type="float">
            <text:p>459061</text:p>
          </table:table-cell>
        </table:table-row>
        <table:table-row table:style-name="ro1">
          <table:table-cell office:value-type="float" office:value="188004" calcext:value-type="float">
            <text:p>188004</text:p>
          </table:table-cell>
          <table:table-cell office:value-type="float" office:value="1870531" calcext:value-type="float">
            <text:p>1870531</text:p>
          </table:table-cell>
          <table:table-cell office:value-type="float" office:value="428230" calcext:value-type="float">
            <text:p>428230</text:p>
          </table:table-cell>
          <table:table-cell office:value-type="float" office:value="431040" calcext:value-type="float">
            <text:p>431040</text:p>
          </table:table-cell>
          <table:table-cell office:value-type="float" office:value="501924" calcext:value-type="float">
            <text:p>50192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AVERAGE([.A6:.A17])" office:value-type="float" office:value="175849" calcext:value-type="float">
            <text:p>175849</text:p>
          </table:table-cell>
          <table:table-cell table:formula="of:=AVERAGE([.B6:.B17])" office:value-type="float" office:value="1799869.08333333" calcext:value-type="float">
            <text:p>1799869,08333333</text:p>
          </table:table-cell>
          <table:table-cell table:formula="of:=AVERAGE([.C6:.C17])" office:value-type="float" office:value="422234.25" calcext:value-type="float">
            <text:p>422234,25</text:p>
          </table:table-cell>
          <table:table-cell table:formula="of:=AVERAGE([.D6:.D17])" office:value-type="float" office:value="395444.75" calcext:value-type="float">
            <text:p>395444,75</text:p>
          </table:table-cell>
          <table:table-cell table:formula="of:=AVERAGE([.E6:.E17])" office:value-type="float" office:value="396181.416666667" calcext:value-type="float">
            <text:p>396181,416666667</text:p>
          </table:table-cell>
        </table:table-row>
        <table:table-row table:style-name="ro1">
          <table:table-cell table:formula="of:=SQRT(VAR([.A6:.A17]))" office:value-type="float" office:value="849.886623454725" calcext:value-type="float">
            <text:p>849,8866234547</text:p>
          </table:table-cell>
          <table:table-cell table:formula="of:=SQRT(VAR([.B6:.B17]))" office:value-type="float" office:value="16357.974866092" calcext:value-type="float">
            <text:p>16357,974866092</text:p>
          </table:table-cell>
          <table:table-cell table:formula="of:=SQRT(VAR([.C6:.C17]))" office:value-type="float" office:value="560.581374354096" calcext:value-type="float">
            <text:p>560,5813743541</text:p>
          </table:table-cell>
          <table:table-cell table:formula="of:=SQRT(VAR([.D6:.D17]))" office:value-type="float" office:value="1961.4924338834" calcext:value-type="float">
            <text:p>1961,4924338834</text:p>
          </table:table-cell>
          <table:table-cell table:formula="of:=SQRT(VAR([.E6:.E17]))" office:value-type="float" office:value="3372.81971214088" calcext:value-type="float">
            <text:p>3372,8197121409</text:p>
          </table:table-cell>
        </table:table-row>
      </table:table>
      <table:table table:name="8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</table:table-row>
        <table:table-row table:style-name="ro1">
          <table:table-cell office:value-type="float" office:value="2965924" calcext:value-type="float">
            <text:p>2965924</text:p>
          </table:table-cell>
          <table:table-cell office:value-type="float" office:value="28818012" calcext:value-type="float">
            <text:p>28818012</text:p>
          </table:table-cell>
          <table:table-cell office:value-type="float" office:value="7942514" calcext:value-type="float">
            <text:p>7942514</text:p>
          </table:table-cell>
          <table:table-cell office:value-type="float" office:value="6465462" calcext:value-type="float">
            <text:p>6465462</text:p>
          </table:table-cell>
          <table:table-cell office:value-type="float" office:value="21131833" calcext:value-type="float">
            <text:p>21131833</text:p>
          </table:table-cell>
        </table:table-row>
        <table:table-row table:style-name="ro1">
          <table:table-cell office:value-type="float" office:value="3632764" calcext:value-type="float">
            <text:p>3632764</text:p>
          </table:table-cell>
          <table:table-cell office:value-type="float" office:value="28836751" calcext:value-type="float">
            <text:p>28836751</text:p>
          </table:table-cell>
          <table:table-cell office:value-type="float" office:value="8667611" calcext:value-type="float">
            <text:p>8667611</text:p>
          </table:table-cell>
          <table:table-cell office:value-type="float" office:value="7148249" calcext:value-type="float">
            <text:p>7148249</text:p>
          </table:table-cell>
          <table:table-cell office:value-type="float" office:value="21171967" calcext:value-type="float">
            <text:p>21171967</text:p>
          </table:table-cell>
        </table:table-row>
        <table:table-row table:style-name="ro1">
          <table:table-cell office:value-type="float" office:value="3710256" calcext:value-type="float">
            <text:p>3710256</text:p>
          </table:table-cell>
          <table:table-cell office:value-type="float" office:value="29716992" calcext:value-type="float">
            <text:p>29716992</text:p>
          </table:table-cell>
          <table:table-cell office:value-type="float" office:value="8791109" calcext:value-type="float">
            <text:p>8791109</text:p>
          </table:table-cell>
          <table:table-cell office:value-type="float" office:value="7441167" calcext:value-type="float">
            <text:p>7441167</text:p>
          </table:table-cell>
          <table:table-cell office:value-type="float" office:value="21579744" calcext:value-type="float">
            <text:p>21579744</text:p>
          </table:table-cell>
        </table:table-row>
        <table:table-row table:style-name="ro1">
          <table:table-cell office:value-type="float" office:value="3728500" calcext:value-type="float">
            <text:p>3728500</text:p>
          </table:table-cell>
          <table:table-cell office:value-type="float" office:value="30355836" calcext:value-type="float">
            <text:p>30355836</text:p>
          </table:table-cell>
          <table:table-cell office:value-type="float" office:value="8800952" calcext:value-type="float">
            <text:p>8800952</text:p>
          </table:table-cell>
          <table:table-cell office:value-type="float" office:value="8375884" calcext:value-type="float">
            <text:p>8375884</text:p>
          </table:table-cell>
          <table:table-cell office:value-type="float" office:value="21752246" calcext:value-type="float">
            <text:p>21752246</text:p>
          </table:table-cell>
        </table:table-row>
        <table:table-row table:style-name="ro1">
          <table:table-cell office:value-type="float" office:value="4957784" calcext:value-type="float">
            <text:p>4957784</text:p>
          </table:table-cell>
          <table:table-cell office:value-type="float" office:value="30871544" calcext:value-type="float">
            <text:p>30871544</text:p>
          </table:table-cell>
          <table:table-cell office:value-type="float" office:value="8813490" calcext:value-type="float">
            <text:p>8813490</text:p>
          </table:table-cell>
          <table:table-cell office:value-type="float" office:value="8383657" calcext:value-type="float">
            <text:p>8383657</text:p>
          </table:table-cell>
          <table:table-cell office:value-type="float" office:value="21863845" calcext:value-type="float">
            <text:p>21863845</text:p>
          </table:table-cell>
        </table:table-row>
        <table:table-row table:style-name="ro1">
          <table:table-cell office:value-type="float" office:value="5004340" calcext:value-type="float">
            <text:p>5004340</text:p>
          </table:table-cell>
          <table:table-cell office:value-type="float" office:value="32722737" calcext:value-type="float">
            <text:p>32722737</text:p>
          </table:table-cell>
          <table:table-cell office:value-type="float" office:value="8843100" calcext:value-type="float">
            <text:p>8843100</text:p>
          </table:table-cell>
          <table:table-cell office:value-type="float" office:value="8387848" calcext:value-type="float">
            <text:p>8387848</text:p>
          </table:table-cell>
          <table:table-cell office:value-type="float" office:value="21923643" calcext:value-type="float">
            <text:p>21923643</text:p>
          </table:table-cell>
        </table:table-row>
        <table:table-row table:style-name="ro1">
          <table:table-cell office:value-type="float" office:value="5037792" calcext:value-type="float">
            <text:p>5037792</text:p>
          </table:table-cell>
          <table:table-cell office:value-type="float" office:value="36037451" calcext:value-type="float">
            <text:p>36037451</text:p>
          </table:table-cell>
          <table:table-cell office:value-type="float" office:value="8892098" calcext:value-type="float">
            <text:p>8892098</text:p>
          </table:table-cell>
          <table:table-cell office:value-type="float" office:value="8405449" calcext:value-type="float">
            <text:p>8405449</text:p>
          </table:table-cell>
          <table:table-cell office:value-type="float" office:value="22331741" calcext:value-type="float">
            <text:p>22331741</text:p>
          </table:table-cell>
        </table:table-row>
        <table:table-row table:style-name="ro1">
          <table:table-cell office:value-type="float" office:value="5072204" calcext:value-type="float">
            <text:p>5072204</text:p>
          </table:table-cell>
          <table:table-cell office:value-type="float" office:value="39524930" calcext:value-type="float">
            <text:p>39524930</text:p>
          </table:table-cell>
          <table:table-cell office:value-type="float" office:value="8992456" calcext:value-type="float">
            <text:p>8992456</text:p>
          </table:table-cell>
          <table:table-cell office:value-type="float" office:value="8420123" calcext:value-type="float">
            <text:p>8420123</text:p>
          </table:table-cell>
          <table:table-cell office:value-type="float" office:value="22819695" calcext:value-type="float">
            <text:p>22819695</text:p>
          </table:table-cell>
        </table:table-row>
        <table:table-row table:style-name="ro1">
          <table:table-cell office:value-type="float" office:value="5076492" calcext:value-type="float">
            <text:p>5076492</text:p>
          </table:table-cell>
          <table:table-cell office:value-type="float" office:value="40219402" calcext:value-type="float">
            <text:p>40219402</text:p>
          </table:table-cell>
          <table:table-cell office:value-type="float" office:value="9105334" calcext:value-type="float">
            <text:p>9105334</text:p>
          </table:table-cell>
          <table:table-cell office:value-type="float" office:value="8444442" calcext:value-type="float">
            <text:p>8444442</text:p>
          </table:table-cell>
          <table:table-cell office:value-type="float" office:value="23068939" calcext:value-type="float">
            <text:p>23068939</text:p>
          </table:table-cell>
        </table:table-row>
        <table:table-row table:style-name="ro1">
          <table:table-cell office:value-type="float" office:value="5079996" calcext:value-type="float">
            <text:p>5079996</text:p>
          </table:table-cell>
          <table:table-cell office:value-type="float" office:value="43722021" calcext:value-type="float">
            <text:p>43722021</text:p>
          </table:table-cell>
          <table:table-cell office:value-type="float" office:value="26474653" calcext:value-type="float">
            <text:p>26474653</text:p>
          </table:table-cell>
          <table:table-cell office:value-type="float" office:value="8486778" calcext:value-type="float">
            <text:p>8486778</text:p>
          </table:table-cell>
          <table:table-cell office:value-type="float" office:value="23329550" calcext:value-type="float">
            <text:p>23329550</text:p>
          </table:table-cell>
        </table:table-row>
        <table:table-row table:style-name="ro1">
          <table:table-cell office:value-type="float" office:value="5093080" calcext:value-type="float">
            <text:p>5093080</text:p>
          </table:table-cell>
          <table:table-cell office:value-type="float" office:value="44956904" calcext:value-type="float">
            <text:p>44956904</text:p>
          </table:table-cell>
          <table:table-cell office:value-type="float" office:value="26547400" calcext:value-type="float">
            <text:p>26547400</text:p>
          </table:table-cell>
          <table:table-cell office:value-type="float" office:value="8526730" calcext:value-type="float">
            <text:p>8526730</text:p>
          </table:table-cell>
          <table:table-cell office:value-type="float" office:value="28016865" calcext:value-type="float">
            <text:p>28016865</text:p>
          </table:table-cell>
        </table:table-row>
        <table:table-row table:style-name="ro1">
          <table:table-cell office:value-type="float" office:value="5113300" calcext:value-type="float">
            <text:p>5113300</text:p>
          </table:table-cell>
          <table:table-cell office:value-type="float" office:value="45294540" calcext:value-type="float">
            <text:p>45294540</text:p>
          </table:table-cell>
          <table:table-cell office:value-type="float" office:value="26873367" calcext:value-type="float">
            <text:p>26873367</text:p>
          </table:table-cell>
          <table:table-cell office:value-type="float" office:value="8600633" calcext:value-type="float">
            <text:p>8600633</text:p>
          </table:table-cell>
          <table:table-cell office:value-type="float" office:value="29177532" calcext:value-type="float">
            <text:p>29177532</text:p>
          </table:table-cell>
        </table:table-row>
        <table:table-row table:style-name="ro1">
          <table:table-cell office:value-type="float" office:value="5118284" calcext:value-type="float">
            <text:p>5118284</text:p>
          </table:table-cell>
          <table:table-cell office:value-type="float" office:value="48666846" calcext:value-type="float">
            <text:p>48666846</text:p>
          </table:table-cell>
          <table:table-cell office:value-type="float" office:value="29633981" calcext:value-type="float">
            <text:p>29633981</text:p>
          </table:table-cell>
          <table:table-cell office:value-type="float" office:value="14481481" calcext:value-type="float">
            <text:p>14481481</text:p>
          </table:table-cell>
          <table:table-cell office:value-type="float" office:value="30476729" calcext:value-type="float">
            <text:p>30476729</text:p>
          </table:table-cell>
        </table:table-row>
        <table:table-row table:style-name="ro1">
          <table:table-cell office:value-type="float" office:value="5132036" calcext:value-type="float">
            <text:p>5132036</text:p>
          </table:table-cell>
          <table:table-cell office:value-type="float" office:value="53977984" calcext:value-type="float">
            <text:p>53977984</text:p>
          </table:table-cell>
          <table:table-cell office:value-type="float" office:value="35139694" calcext:value-type="float">
            <text:p>35139694</text:p>
          </table:table-cell>
          <table:table-cell office:value-type="float" office:value="15639008" calcext:value-type="float">
            <text:p>15639008</text:p>
          </table:table-cell>
          <table:table-cell office:value-type="float" office:value="31182367" calcext:value-type="float">
            <text:p>31182367</text:p>
          </table:table-cell>
        </table:table-row>
        <table:table-row table:style-name="ro1">
          <table:table-cell office:value-type="float" office:value="5205520" calcext:value-type="float">
            <text:p>5205520</text:p>
          </table:table-cell>
          <table:table-cell office:value-type="float" office:value="57302416" calcext:value-type="float">
            <text:p>57302416</text:p>
          </table:table-cell>
          <table:table-cell office:value-type="float" office:value="36425831" calcext:value-type="float">
            <text:p>36425831</text:p>
          </table:table-cell>
          <table:table-cell office:value-type="float" office:value="17229548" calcext:value-type="float">
            <text:p>17229548</text:p>
          </table:table-cell>
          <table:table-cell office:value-type="float" office:value="31801854" calcext:value-type="float">
            <text:p>31801854</text:p>
          </table:table-cell>
        </table:table-row>
        <table:table-row table:style-name="ro1">
          <table:table-cell office:value-type="float" office:value="13776460" calcext:value-type="float">
            <text:p>13776460</text:p>
          </table:table-cell>
          <table:table-cell office:value-type="float" office:value="57504334" calcext:value-type="float">
            <text:p>57504334</text:p>
          </table:table-cell>
          <table:table-cell office:value-type="float" office:value="45814444" calcext:value-type="float">
            <text:p>45814444</text:p>
          </table:table-cell>
          <table:table-cell office:value-type="float" office:value="17292422" calcext:value-type="float">
            <text:p>17292422</text:p>
          </table:table-cell>
          <table:table-cell office:value-type="float" office:value="39342772" calcext:value-type="float">
            <text:p>39342772</text:p>
          </table:table-cell>
        </table:table-row>
        <table:table-row table:style-name="ro1">
          <table:table-cell office:value-type="float" office:value="21256496" calcext:value-type="float">
            <text:p>21256496</text:p>
          </table:table-cell>
          <table:table-cell office:value-type="float" office:value="66163628" calcext:value-type="float">
            <text:p>66163628</text:p>
          </table:table-cell>
          <table:table-cell office:value-type="float" office:value="78693308" calcext:value-type="float">
            <text:p>78693308</text:p>
          </table:table-cell>
          <table:table-cell office:value-type="float" office:value="18350056" calcext:value-type="float">
            <text:p>18350056</text:p>
          </table:table-cell>
          <table:table-cell office:value-type="float" office:value="48728673" calcext:value-type="float">
            <text:p>48728673</text:p>
          </table:table-cell>
        </table:table-row>
        <table:table-row table:style-name="ro1">
          <table:table-cell office:value-type="float" office:value="31407072" calcext:value-type="float">
            <text:p>31407072</text:p>
          </table:table-cell>
          <table:table-cell office:value-type="float" office:value="74081663" calcext:value-type="float">
            <text:p>74081663</text:p>
          </table:table-cell>
          <table:table-cell office:value-type="float" office:value="80110894" calcext:value-type="float">
            <text:p>80110894</text:p>
          </table:table-cell>
          <table:table-cell office:value-type="float" office:value="34833600" calcext:value-type="float">
            <text:p>34833600</text:p>
          </table:table-cell>
          <table:table-cell office:value-type="float" office:value="49663560" calcext:value-type="float">
            <text:p>49663560</text:p>
          </table:table-cell>
        </table:table-row>
        <table:table-row table:style-name="ro1">
          <table:table-cell office:value-type="float" office:value="44222328" calcext:value-type="float">
            <text:p>44222328</text:p>
          </table:table-cell>
          <table:table-cell office:value-type="float" office:value="83284552" calcext:value-type="float">
            <text:p>83284552</text:p>
          </table:table-cell>
          <table:table-cell office:value-type="float" office:value="123248849" calcext:value-type="float">
            <text:p>123248849</text:p>
          </table:table-cell>
          <table:table-cell office:value-type="float" office:value="43396556" calcext:value-type="float">
            <text:p>43396556</text:p>
          </table:table-cell>
          <table:table-cell office:value-type="float" office:value="56972756" calcext:value-type="float">
            <text:p>56972756</text:p>
          </table:table-cell>
        </table:table-row>
        <table:table-row table:style-name="ro1">
          <table:table-cell office:value-type="float" office:value="75379692" calcext:value-type="float">
            <text:p>75379692</text:p>
          </table:table-cell>
          <table:table-cell office:value-type="float" office:value="126576428" calcext:value-type="float">
            <text:p>126576428</text:p>
          </table:table-cell>
          <table:table-cell office:value-type="float" office:value="127069554" calcext:value-type="float">
            <text:p>127069554</text:p>
          </table:table-cell>
          <table:table-cell office:value-type="float" office:value="43915455" calcext:value-type="float">
            <text:p>43915455</text:p>
          </table:table-cell>
          <table:table-cell office:value-type="float" office:value="83786456" calcext:value-type="float">
            <text:p>83786456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AVERAGE([.A6:.A17])" office:value-type="float" office:value="5805607.33333333" calcext:value-type="float">
            <text:p>5805607,33333333</text:p>
          </table:table-cell>
          <table:table-cell table:formula="of:=AVERAGE([.B6:.B17])" office:value-type="float" office:value="44233425.75" calcext:value-type="float">
            <text:p>44233425,75</text:p>
          </table:table-cell>
          <table:table-cell table:formula="of:=AVERAGE([.C6:.C17])" office:value-type="float" office:value="22629654" calcext:value-type="float">
            <text:p>22629654</text:p>
          </table:table-cell>
          <table:table-cell table:formula="of:=AVERAGE([.D6:.D17])" office:value-type="float" office:value="11024843.25" calcext:value-type="float">
            <text:p>11024843,25</text:p>
          </table:table-cell>
          <table:table-cell table:formula="of:=AVERAGE([.E7:.E18])" office:value-type="float" office:value="29350030" calcext:value-type="float">
            <text:p>29350030</text:p>
          </table:table-cell>
        </table:table-row>
        <table:table-row table:style-name="ro1">
          <table:table-cell table:formula="of:=SQRT(VAR([.A6:.A17]))" office:value-type="float" office:value="2510959.05160708" calcext:value-type="float">
            <text:p>2510959,05160708</text:p>
          </table:table-cell>
          <table:table-cell table:formula="of:=SQRT(VAR([.B6:.B17]))" office:value-type="float" office:value="8943917.29297675" calcext:value-type="float">
            <text:p>8943917,29297675</text:p>
          </table:table-cell>
          <table:table-cell table:formula="of:=SQRT(VAR([.C6:.C17]))" office:value-type="float" office:value="13212008.450364" calcext:value-type="float">
            <text:p>13212008,450364</text:p>
          </table:table-cell>
          <table:table-cell table:formula="of:=SQRT(VAR([.D6:.D17]))" office:value-type="float" office:value="3859024.59226405" calcext:value-type="float">
            <text:p>3859024,59226405</text:p>
          </table:table-cell>
          <table:table-cell table:formula="of:=SQRT(VAR([.E7:.E18]))" office:value-type="float" office:value="8037318.04700924" calcext:value-type="float">
            <text:p>8037318,0470092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a hay datos raros :(</text:p>
          </table:table-cell>
          <table:table-cell/>
          <table:table-cell office:value-type="string" calcext:value-type="string">
            <text:p>muy raros :(</text:p>
          </table:table-cell>
        </table:table-row>
      </table:table>
      <table:table table:name="14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</table:table-row>
        <table:table-row table:style-name="ro1">
          <table:table-cell office:value-type="float" office:value="10764200" calcext:value-type="float">
            <text:p>10764200</text:p>
          </table:table-cell>
          <table:table-cell office:value-type="float" office:value="87873893" calcext:value-type="float">
            <text:p>87873893</text:p>
          </table:table-cell>
          <table:table-cell office:value-type="float" office:value="22501204" calcext:value-type="float">
            <text:p>22501204</text:p>
          </table:table-cell>
          <table:table-cell office:value-type="float" office:value="21621207" calcext:value-type="float">
            <text:p>21621207</text:p>
          </table:table-cell>
          <table:table-cell office:value-type="float" office:value="21131833" calcext:value-type="float">
            <text:p>21131833</text:p>
          </table:table-cell>
        </table:table-row>
        <table:table-row table:style-name="ro1">
          <table:table-cell office:value-type="float" office:value="11543744" calcext:value-type="float">
            <text:p>11543744</text:p>
          </table:table-cell>
          <table:table-cell office:value-type="float" office:value="88331873" calcext:value-type="float">
            <text:p>88331873</text:p>
          </table:table-cell>
          <table:table-cell office:value-type="float" office:value="23060909" calcext:value-type="float">
            <text:p>23060909</text:p>
          </table:table-cell>
          <table:table-cell office:value-type="float" office:value="21626868" calcext:value-type="float">
            <text:p>21626868</text:p>
          </table:table-cell>
          <table:table-cell office:value-type="float" office:value="21171967" calcext:value-type="float">
            <text:p>21171967</text:p>
          </table:table-cell>
        </table:table-row>
        <table:table-row table:style-name="ro1">
          <table:table-cell office:value-type="float" office:value="11556356" calcext:value-type="float">
            <text:p>11556356</text:p>
          </table:table-cell>
          <table:table-cell office:value-type="float" office:value="88883648" calcext:value-type="float">
            <text:p>88883648</text:p>
          </table:table-cell>
          <table:table-cell office:value-type="float" office:value="23067804" calcext:value-type="float">
            <text:p>23067804</text:p>
          </table:table-cell>
          <table:table-cell office:value-type="float" office:value="21690905" calcext:value-type="float">
            <text:p>21690905</text:p>
          </table:table-cell>
          <table:table-cell office:value-type="float" office:value="21579744" calcext:value-type="float">
            <text:p>21579744</text:p>
          </table:table-cell>
        </table:table-row>
        <table:table-row table:style-name="ro1">
          <table:table-cell office:value-type="float" office:value="11576872" calcext:value-type="float">
            <text:p>11576872</text:p>
          </table:table-cell>
          <table:table-cell office:value-type="float" office:value="89367287" calcext:value-type="float">
            <text:p>89367287</text:p>
          </table:table-cell>
          <table:table-cell office:value-type="float" office:value="23281720" calcext:value-type="float">
            <text:p>23281720</text:p>
          </table:table-cell>
          <table:table-cell office:value-type="float" office:value="21735972" calcext:value-type="float">
            <text:p>21735972</text:p>
          </table:table-cell>
          <table:table-cell office:value-type="float" office:value="21752246" calcext:value-type="float">
            <text:p>21752246</text:p>
          </table:table-cell>
        </table:table-row>
        <table:table-row table:style-name="ro1">
          <table:table-cell office:value-type="float" office:value="11605860" calcext:value-type="float">
            <text:p>11605860</text:p>
          </table:table-cell>
          <table:table-cell office:value-type="float" office:value="89425012" calcext:value-type="float">
            <text:p>89425012</text:p>
          </table:table-cell>
          <table:table-cell office:value-type="float" office:value="23357434" calcext:value-type="float">
            <text:p>23357434</text:p>
          </table:table-cell>
          <table:table-cell office:value-type="float" office:value="22262630" calcext:value-type="float">
            <text:p>22262630</text:p>
          </table:table-cell>
          <table:table-cell office:value-type="float" office:value="21863845" calcext:value-type="float">
            <text:p>21863845</text:p>
          </table:table-cell>
        </table:table-row>
        <table:table-row table:style-name="ro1">
          <table:table-cell office:value-type="float" office:value="11619392" calcext:value-type="float">
            <text:p>11619392</text:p>
          </table:table-cell>
          <table:table-cell office:value-type="float" office:value="105179024" calcext:value-type="float">
            <text:p>105179024</text:p>
          </table:table-cell>
          <table:table-cell office:value-type="float" office:value="23510817" calcext:value-type="float">
            <text:p>23510817</text:p>
          </table:table-cell>
          <table:table-cell office:value-type="float" office:value="22496983" calcext:value-type="float">
            <text:p>22496983</text:p>
          </table:table-cell>
          <table:table-cell office:value-type="float" office:value="21923643" calcext:value-type="float">
            <text:p>21923643</text:p>
          </table:table-cell>
        </table:table-row>
        <table:table-row table:style-name="ro1">
          <table:table-cell office:value-type="float" office:value="12406760" calcext:value-type="float">
            <text:p>12406760</text:p>
          </table:table-cell>
          <table:table-cell office:value-type="float" office:value="105539189" calcext:value-type="float">
            <text:p>105539189</text:p>
          </table:table-cell>
          <table:table-cell office:value-type="float" office:value="23669162" calcext:value-type="float">
            <text:p>23669162</text:p>
          </table:table-cell>
          <table:table-cell office:value-type="float" office:value="31201003" calcext:value-type="float">
            <text:p>31201003</text:p>
          </table:table-cell>
          <table:table-cell office:value-type="float" office:value="22331741" calcext:value-type="float">
            <text:p>22331741</text:p>
          </table:table-cell>
        </table:table-row>
        <table:table-row table:style-name="ro1">
          <table:table-cell office:value-type="float" office:value="12832012" calcext:value-type="float">
            <text:p>12832012</text:p>
          </table:table-cell>
          <table:table-cell office:value-type="float" office:value="108152943" calcext:value-type="float">
            <text:p>108152943</text:p>
          </table:table-cell>
          <table:table-cell office:value-type="float" office:value="23670548" calcext:value-type="float">
            <text:p>23670548</text:p>
          </table:table-cell>
          <table:table-cell office:value-type="float" office:value="31387752" calcext:value-type="float">
            <text:p>31387752</text:p>
          </table:table-cell>
          <table:table-cell office:value-type="float" office:value="22819695" calcext:value-type="float">
            <text:p>22819695</text:p>
          </table:table-cell>
        </table:table-row>
        <table:table-row table:style-name="ro1">
          <table:table-cell office:value-type="float" office:value="12923380" calcext:value-type="float">
            <text:p>12923380</text:p>
          </table:table-cell>
          <table:table-cell office:value-type="float" office:value="109837913" calcext:value-type="float">
            <text:p>109837913</text:p>
          </table:table-cell>
          <table:table-cell office:value-type="float" office:value="23750975" calcext:value-type="float">
            <text:p>23750975</text:p>
          </table:table-cell>
          <table:table-cell office:value-type="float" office:value="32014219" calcext:value-type="float">
            <text:p>32014219</text:p>
          </table:table-cell>
          <table:table-cell office:value-type="float" office:value="23068939" calcext:value-type="float">
            <text:p>23068939</text:p>
          </table:table-cell>
        </table:table-row>
        <table:table-row table:style-name="ro1">
          <table:table-cell office:value-type="float" office:value="12943036" calcext:value-type="float">
            <text:p>12943036</text:p>
          </table:table-cell>
          <table:table-cell office:value-type="float" office:value="110141663" calcext:value-type="float">
            <text:p>110141663</text:p>
          </table:table-cell>
          <table:table-cell office:value-type="float" office:value="24738742" calcext:value-type="float">
            <text:p>24738742</text:p>
          </table:table-cell>
          <table:table-cell office:value-type="float" office:value="32211347" calcext:value-type="float">
            <text:p>32211347</text:p>
          </table:table-cell>
          <table:table-cell office:value-type="float" office:value="23329550" calcext:value-type="float">
            <text:p>23329550</text:p>
          </table:table-cell>
        </table:table-row>
        <table:table-row table:style-name="ro1">
          <table:table-cell office:value-type="float" office:value="13153716" calcext:value-type="float">
            <text:p>13153716</text:p>
          </table:table-cell>
          <table:table-cell office:value-type="float" office:value="113690982" calcext:value-type="float">
            <text:p>113690982</text:p>
          </table:table-cell>
          <table:table-cell office:value-type="float" office:value="25700792" calcext:value-type="float">
            <text:p>25700792</text:p>
          </table:table-cell>
          <table:table-cell office:value-type="float" office:value="33978406" calcext:value-type="float">
            <text:p>33978406</text:p>
          </table:table-cell>
          <table:table-cell office:value-type="float" office:value="28016865" calcext:value-type="float">
            <text:p>28016865</text:p>
          </table:table-cell>
        </table:table-row>
        <table:table-row table:style-name="ro1">
          <table:table-cell office:value-type="float" office:value="13292800" calcext:value-type="float">
            <text:p>13292800</text:p>
          </table:table-cell>
          <table:table-cell office:value-type="float" office:value="117845369" calcext:value-type="float">
            <text:p>117845369</text:p>
          </table:table-cell>
          <table:table-cell office:value-type="float" office:value="27181664" calcext:value-type="float">
            <text:p>27181664</text:p>
          </table:table-cell>
          <table:table-cell office:value-type="float" office:value="38545968" calcext:value-type="float">
            <text:p>38545968</text:p>
          </table:table-cell>
          <table:table-cell office:value-type="float" office:value="29177532" calcext:value-type="float">
            <text:p>29177532</text:p>
          </table:table-cell>
        </table:table-row>
        <table:table-row table:style-name="ro1">
          <table:table-cell office:value-type="float" office:value="20116460" calcext:value-type="float">
            <text:p>20116460</text:p>
          </table:table-cell>
          <table:table-cell office:value-type="float" office:value="118373920" calcext:value-type="float">
            <text:p>118373920</text:p>
          </table:table-cell>
          <table:table-cell office:value-type="float" office:value="28791729" calcext:value-type="float">
            <text:p>28791729</text:p>
          </table:table-cell>
          <table:table-cell office:value-type="float" office:value="45399105" calcext:value-type="float">
            <text:p>45399105</text:p>
          </table:table-cell>
          <table:table-cell office:value-type="float" office:value="30476729" calcext:value-type="float">
            <text:p>30476729</text:p>
          </table:table-cell>
        </table:table-row>
        <table:table-row table:style-name="ro1">
          <table:table-cell office:value-type="float" office:value="20335780" calcext:value-type="float">
            <text:p>20335780</text:p>
          </table:table-cell>
          <table:table-cell office:value-type="float" office:value="121295237" calcext:value-type="float">
            <text:p>121295237</text:p>
          </table:table-cell>
          <table:table-cell office:value-type="float" office:value="31757805" calcext:value-type="float">
            <text:p>31757805</text:p>
          </table:table-cell>
          <table:table-cell office:value-type="float" office:value="48979138" calcext:value-type="float">
            <text:p>48979138</text:p>
          </table:table-cell>
          <table:table-cell office:value-type="float" office:value="31182367" calcext:value-type="float">
            <text:p>31182367</text:p>
          </table:table-cell>
        </table:table-row>
        <table:table-row table:style-name="ro1">
          <table:table-cell office:value-type="float" office:value="38064424" calcext:value-type="float">
            <text:p>38064424</text:p>
          </table:table-cell>
          <table:table-cell office:value-type="float" office:value="128661251" calcext:value-type="float">
            <text:p>128661251</text:p>
          </table:table-cell>
          <table:table-cell office:value-type="float" office:value="32549235" calcext:value-type="float">
            <text:p>32549235</text:p>
          </table:table-cell>
          <table:table-cell office:value-type="float" office:value="50510228" calcext:value-type="float">
            <text:p>50510228</text:p>
          </table:table-cell>
          <table:table-cell office:value-type="float" office:value="31801854" calcext:value-type="float">
            <text:p>31801854</text:p>
          </table:table-cell>
        </table:table-row>
        <table:table-row table:style-name="ro1">
          <table:table-cell office:value-type="float" office:value="44111908" calcext:value-type="float">
            <text:p>44111908</text:p>
          </table:table-cell>
          <table:table-cell office:value-type="float" office:value="130929370" calcext:value-type="float">
            <text:p>130929370</text:p>
          </table:table-cell>
          <table:table-cell office:value-type="float" office:value="39945771" calcext:value-type="float">
            <text:p>39945771</text:p>
          </table:table-cell>
          <table:table-cell office:value-type="float" office:value="51093685" calcext:value-type="float">
            <text:p>51093685</text:p>
          </table:table-cell>
          <table:table-cell office:value-type="float" office:value="39342772" calcext:value-type="float">
            <text:p>39342772</text:p>
          </table:table-cell>
        </table:table-row>
        <table:table-row table:style-name="ro1">
          <table:table-cell office:value-type="float" office:value="56563852" calcext:value-type="float">
            <text:p>56563852</text:p>
          </table:table-cell>
          <table:table-cell office:value-type="float" office:value="146613505" calcext:value-type="float">
            <text:p>146613505</text:p>
          </table:table-cell>
          <table:table-cell office:value-type="float" office:value="58602368" calcext:value-type="float">
            <text:p>58602368</text:p>
          </table:table-cell>
          <table:table-cell office:value-type="float" office:value="67106034" calcext:value-type="float">
            <text:p>67106034</text:p>
          </table:table-cell>
          <table:table-cell office:value-type="float" office:value="48728673" calcext:value-type="float">
            <text:p>48728673</text:p>
          </table:table-cell>
        </table:table-row>
        <table:table-row table:style-name="ro1">
          <table:table-cell office:value-type="float" office:value="58972920" calcext:value-type="float">
            <text:p>58972920</text:p>
          </table:table-cell>
          <table:table-cell office:value-type="float" office:value="147758886" calcext:value-type="float">
            <text:p>147758886</text:p>
          </table:table-cell>
          <table:table-cell office:value-type="float" office:value="59245543" calcext:value-type="float">
            <text:p>59245543</text:p>
          </table:table-cell>
          <table:table-cell office:value-type="float" office:value="75103152" calcext:value-type="float">
            <text:p>75103152</text:p>
          </table:table-cell>
          <table:table-cell office:value-type="float" office:value="49663560" calcext:value-type="float">
            <text:p>49663560</text:p>
          </table:table-cell>
        </table:table-row>
        <table:table-row table:style-name="ro1">
          <table:table-cell office:value-type="float" office:value="59521500" calcext:value-type="float">
            <text:p>59521500</text:p>
          </table:table-cell>
          <table:table-cell office:value-type="float" office:value="152704168" calcext:value-type="float">
            <text:p>152704168</text:p>
          </table:table-cell>
          <table:table-cell office:value-type="float" office:value="61718520" calcext:value-type="float">
            <text:p>61718520</text:p>
          </table:table-cell>
          <table:table-cell office:value-type="float" office:value="82564677" calcext:value-type="float">
            <text:p>82564677</text:p>
          </table:table-cell>
          <table:table-cell office:value-type="float" office:value="56972756" calcext:value-type="float">
            <text:p>56972756</text:p>
          </table:table-cell>
        </table:table-row>
        <table:table-row table:style-name="ro1">
          <table:table-cell office:value-type="float" office:value="74465012" calcext:value-type="float">
            <text:p>74465012</text:p>
          </table:table-cell>
          <table:table-cell office:value-type="float" office:value="169030246" calcext:value-type="float">
            <text:p>169030246</text:p>
          </table:table-cell>
          <table:table-cell office:value-type="float" office:value="74773058" calcext:value-type="float">
            <text:p>74773058</text:p>
          </table:table-cell>
          <table:table-cell office:value-type="float" office:value="87967178" calcext:value-type="float">
            <text:p>87967178</text:p>
          </table:table-cell>
          <table:table-cell office:value-type="float" office:value="83786456" calcext:value-type="float">
            <text:p>83786456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AVERAGE([.A6:.A17])" office:value-type="float" office:value="18617127.3333333" calcext:value-type="float">
            <text:p>18617127,3333333</text:p>
          </table:table-cell>
          <table:table-cell table:formula="of:=AVERAGE([.B6:.B17])" office:value-type="float" office:value="113255989.416667" calcext:value-type="float">
            <text:p>113255989,416667</text:p>
          </table:table-cell>
          <table:table-cell table:formula="of:=AVERAGE([.C6:.C17])" office:value-type="float" office:value="27385389.5" calcext:value-type="float">
            <text:p>27385389,5</text:p>
          </table:table-cell>
          <table:table-cell table:formula="of:=AVERAGE([.D6:.D17])" office:value-type="float" office:value="36673372" calcext:value-type="float">
            <text:p>36673372</text:p>
          </table:table-cell>
          <table:table-cell table:formula="of:=AVERAGE([.E6:.E17])" office:value-type="float" office:value="27111294.3333333" calcext:value-type="float">
            <text:p>27111294,3333333</text:p>
          </table:table-cell>
        </table:table-row>
        <table:table-row table:style-name="ro1">
          <table:table-cell table:formula="of:=SQRT(VAR([.A6:.A17]))" office:value-type="float" office:value="10980796.2191481" calcext:value-type="float">
            <text:p>10980796,2191481</text:p>
          </table:table-cell>
          <table:table-cell table:formula="of:=SQRT(VAR([.B6:.B17]))" office:value-type="float" office:value="11289053.5321146" calcext:value-type="float">
            <text:p>11289053,5321146</text:p>
          </table:table-cell>
          <table:table-cell table:formula="of:=SQRT(VAR([.C6:.C17]))" office:value-type="float" office:value="5112058.01112652" calcext:value-type="float">
            <text:p>5112058,01112652</text:p>
          </table:table-cell>
          <table:table-cell table:formula="of:=SQRT(VAR([.D6:.D17]))" office:value-type="float" office:value="10206438.3728276" calcext:value-type="float">
            <text:p>10206438,3728276</text:p>
          </table:table-cell>
          <table:table-cell table:formula="of:=SQRT(VAR([.E6:.E17]))" office:value-type="float" office:value="5485113.80495921" calcext:value-type="float">
            <text:p>5485113,80495921</text:p>
          </table:table-cell>
        </table:table-row>
      </table:table>
      <table:table table:name="20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</table:table-row>
        <table:table-row table:style-name="ro1">
          <table:table-cell office:value-type="float" office:value="21968436" calcext:value-type="float">
            <text:p>21968436</text:p>
          </table:table-cell>
          <table:table-cell office:value-type="float" office:value="178957721" calcext:value-type="float">
            <text:p>178957721</text:p>
          </table:table-cell>
          <table:table-cell office:value-type="float" office:value="46444152" calcext:value-type="float">
            <text:p>46444152</text:p>
          </table:table-cell>
          <table:table-cell office:value-type="float" office:value="43732951" calcext:value-type="float">
            <text:p>43732951</text:p>
          </table:table-cell>
          <table:table-cell office:value-type="float" office:value="42316293" calcext:value-type="float">
            <text:p>42316293</text:p>
          </table:table-cell>
        </table:table-row>
        <table:table-row table:style-name="ro1">
          <table:table-cell office:value-type="float" office:value="22035280" calcext:value-type="float">
            <text:p>22035280</text:p>
          </table:table-cell>
          <table:table-cell office:value-type="float" office:value="182989774" calcext:value-type="float">
            <text:p>182989774</text:p>
          </table:table-cell>
          <table:table-cell office:value-type="float" office:value="46636769" calcext:value-type="float">
            <text:p>46636769</text:p>
          </table:table-cell>
          <table:table-cell office:value-type="float" office:value="43947737" calcext:value-type="float">
            <text:p>43947737</text:p>
          </table:table-cell>
          <table:table-cell office:value-type="float" office:value="43105668" calcext:value-type="float">
            <text:p>43105668</text:p>
          </table:table-cell>
        </table:table-row>
        <table:table-row table:style-name="ro1">
          <table:table-cell office:value-type="float" office:value="22038528" calcext:value-type="float">
            <text:p>22038528</text:p>
          </table:table-cell>
          <table:table-cell office:value-type="float" office:value="188765552" calcext:value-type="float">
            <text:p>188765552</text:p>
          </table:table-cell>
          <table:table-cell office:value-type="float" office:value="46924325" calcext:value-type="float">
            <text:p>46924325</text:p>
          </table:table-cell>
          <table:table-cell office:value-type="float" office:value="43976897" calcext:value-type="float">
            <text:p>43976897</text:p>
          </table:table-cell>
          <table:table-cell office:value-type="float" office:value="44104380" calcext:value-type="float">
            <text:p>44104380</text:p>
          </table:table-cell>
        </table:table-row>
        <table:table-row table:style-name="ro1">
          <table:table-cell office:value-type="float" office:value="22144852" calcext:value-type="float">
            <text:p>22144852</text:p>
          </table:table-cell>
          <table:table-cell office:value-type="float" office:value="189729345" calcext:value-type="float">
            <text:p>189729345</text:p>
          </table:table-cell>
          <table:table-cell office:value-type="float" office:value="46978992" calcext:value-type="float">
            <text:p>46978992</text:p>
          </table:table-cell>
          <table:table-cell office:value-type="float" office:value="44826577" calcext:value-type="float">
            <text:p>44826577</text:p>
          </table:table-cell>
          <table:table-cell office:value-type="float" office:value="44610978" calcext:value-type="float">
            <text:p>44610978</text:p>
          </table:table-cell>
        </table:table-row>
        <table:table-row table:style-name="ro1">
          <table:table-cell office:value-type="float" office:value="22227652" calcext:value-type="float">
            <text:p>22227652</text:p>
          </table:table-cell>
          <table:table-cell office:value-type="float" office:value="191219930" calcext:value-type="float">
            <text:p>191219930</text:p>
          </table:table-cell>
          <table:table-cell office:value-type="float" office:value="47254549" calcext:value-type="float">
            <text:p>47254549</text:p>
          </table:table-cell>
          <table:table-cell office:value-type="float" office:value="53446374" calcext:value-type="float">
            <text:p>53446374</text:p>
          </table:table-cell>
          <table:table-cell office:value-type="float" office:value="45044520" calcext:value-type="float">
            <text:p>45044520</text:p>
          </table:table-cell>
        </table:table-row>
        <table:table-row table:style-name="ro1">
          <table:table-cell office:value-type="float" office:value="22289612" calcext:value-type="float">
            <text:p>22289612</text:p>
          </table:table-cell>
          <table:table-cell office:value-type="float" office:value="194998156" calcext:value-type="float">
            <text:p>194998156</text:p>
          </table:table-cell>
          <table:table-cell office:value-type="float" office:value="55745798" calcext:value-type="float">
            <text:p>55745798</text:p>
          </table:table-cell>
          <table:table-cell office:value-type="float" office:value="55415620" calcext:value-type="float">
            <text:p>55415620</text:p>
          </table:table-cell>
          <table:table-cell office:value-type="float" office:value="45563465" calcext:value-type="float">
            <text:p>45563465</text:p>
          </table:table-cell>
        </table:table-row>
        <table:table-row table:style-name="ro1">
          <table:table-cell office:value-type="float" office:value="22311332" calcext:value-type="float">
            <text:p>22311332</text:p>
          </table:table-cell>
          <table:table-cell office:value-type="float" office:value="196690613" calcext:value-type="float">
            <text:p>196690613</text:p>
          </table:table-cell>
          <table:table-cell office:value-type="float" office:value="56648296" calcext:value-type="float">
            <text:p>56648296</text:p>
          </table:table-cell>
          <table:table-cell office:value-type="float" office:value="56706625" calcext:value-type="float">
            <text:p>56706625</text:p>
          </table:table-cell>
          <table:table-cell office:value-type="float" office:value="52120948" calcext:value-type="float">
            <text:p>52120948</text:p>
          </table:table-cell>
        </table:table-row>
        <table:table-row table:style-name="ro1">
          <table:table-cell office:value-type="float" office:value="22386316" calcext:value-type="float">
            <text:p>22386316</text:p>
          </table:table-cell>
          <table:table-cell office:value-type="float" office:value="199172490" calcext:value-type="float">
            <text:p>199172490</text:p>
          </table:table-cell>
          <table:table-cell office:value-type="float" office:value="57586910" calcext:value-type="float">
            <text:p>57586910</text:p>
          </table:table-cell>
          <table:table-cell office:value-type="float" office:value="57020741" calcext:value-type="float">
            <text:p>57020741</text:p>
          </table:table-cell>
          <table:table-cell office:value-type="float" office:value="56505805" calcext:value-type="float">
            <text:p>56505805</text:p>
          </table:table-cell>
        </table:table-row>
        <table:table-row table:style-name="ro1">
          <table:table-cell office:value-type="float" office:value="22480972" calcext:value-type="float">
            <text:p>22480972</text:p>
          </table:table-cell>
          <table:table-cell office:value-type="float" office:value="216851146" calcext:value-type="float">
            <text:p>216851146</text:p>
          </table:table-cell>
          <table:table-cell office:value-type="float" office:value="59826973" calcext:value-type="float">
            <text:p>59826973</text:p>
          </table:table-cell>
          <table:table-cell office:value-type="float" office:value="57540774" calcext:value-type="float">
            <text:p>57540774</text:p>
          </table:table-cell>
          <table:table-cell office:value-type="float" office:value="61132126" calcext:value-type="float">
            <text:p>61132126</text:p>
          </table:table-cell>
        </table:table-row>
        <table:table-row table:style-name="ro1">
          <table:table-cell office:value-type="float" office:value="23414144" calcext:value-type="float">
            <text:p>23414144</text:p>
          </table:table-cell>
          <table:table-cell office:value-type="float" office:value="223674899" calcext:value-type="float">
            <text:p>223674899</text:p>
          </table:table-cell>
          <table:table-cell office:value-type="float" office:value="63035860" calcext:value-type="float">
            <text:p>63035860</text:p>
          </table:table-cell>
          <table:table-cell office:value-type="float" office:value="57649438" calcext:value-type="float">
            <text:p>57649438</text:p>
          </table:table-cell>
          <table:table-cell office:value-type="float" office:value="61181016" calcext:value-type="float">
            <text:p>61181016</text:p>
          </table:table-cell>
        </table:table-row>
        <table:table-row table:style-name="ro1">
          <table:table-cell office:value-type="float" office:value="23503296" calcext:value-type="float">
            <text:p>23503296</text:p>
          </table:table-cell>
          <table:table-cell office:value-type="float" office:value="229376622" calcext:value-type="float">
            <text:p>229376622</text:p>
          </table:table-cell>
          <table:table-cell office:value-type="float" office:value="63374425" calcext:value-type="float">
            <text:p>63374425</text:p>
          </table:table-cell>
          <table:table-cell office:value-type="float" office:value="63036116" calcext:value-type="float">
            <text:p>63036116</text:p>
          </table:table-cell>
          <table:table-cell office:value-type="float" office:value="61595669" calcext:value-type="float">
            <text:p>61595669</text:p>
          </table:table-cell>
        </table:table-row>
        <table:table-row table:style-name="ro1">
          <table:table-cell office:value-type="float" office:value="23797384" calcext:value-type="float">
            <text:p>23797384</text:p>
          </table:table-cell>
          <table:table-cell office:value-type="float" office:value="238389590" calcext:value-type="float">
            <text:p>238389590</text:p>
          </table:table-cell>
          <table:table-cell office:value-type="float" office:value="64187303" calcext:value-type="float">
            <text:p>64187303</text:p>
          </table:table-cell>
          <table:table-cell office:value-type="float" office:value="63098511" calcext:value-type="float">
            <text:p>63098511</text:p>
          </table:table-cell>
          <table:table-cell office:value-type="float" office:value="61825648" calcext:value-type="float">
            <text:p>61825648</text:p>
          </table:table-cell>
        </table:table-row>
        <table:table-row table:style-name="ro1">
          <table:table-cell office:value-type="float" office:value="23812912" calcext:value-type="float">
            <text:p>23812912</text:p>
          </table:table-cell>
          <table:table-cell office:value-type="float" office:value="239473372" calcext:value-type="float">
            <text:p>239473372</text:p>
          </table:table-cell>
          <table:table-cell office:value-type="float" office:value="65439497" calcext:value-type="float">
            <text:p>65439497</text:p>
          </table:table-cell>
          <table:table-cell office:value-type="float" office:value="69862338" calcext:value-type="float">
            <text:p>69862338</text:p>
          </table:table-cell>
          <table:table-cell office:value-type="float" office:value="62812359" calcext:value-type="float">
            <text:p>62812359</text:p>
          </table:table-cell>
        </table:table-row>
        <table:table-row table:style-name="ro1">
          <table:table-cell office:value-type="float" office:value="27039840" calcext:value-type="float">
            <text:p>27039840</text:p>
          </table:table-cell>
          <table:table-cell office:value-type="float" office:value="254106076" calcext:value-type="float">
            <text:p>254106076</text:p>
          </table:table-cell>
          <table:table-cell office:value-type="float" office:value="65559240" calcext:value-type="float">
            <text:p>65559240</text:p>
          </table:table-cell>
          <table:table-cell office:value-type="float" office:value="71623778" calcext:value-type="float">
            <text:p>71623778</text:p>
          </table:table-cell>
          <table:table-cell office:value-type="float" office:value="63687231" calcext:value-type="float">
            <text:p>63687231</text:p>
          </table:table-cell>
        </table:table-row>
        <table:table-row table:style-name="ro1">
          <table:table-cell office:value-type="float" office:value="35286860" calcext:value-type="float">
            <text:p>35286860</text:p>
          </table:table-cell>
          <table:table-cell office:value-type="float" office:value="264304048" calcext:value-type="float">
            <text:p>264304048</text:p>
          </table:table-cell>
          <table:table-cell office:value-type="float" office:value="69841515" calcext:value-type="float">
            <text:p>69841515</text:p>
          </table:table-cell>
          <table:table-cell office:value-type="float" office:value="74714672" calcext:value-type="float">
            <text:p>74714672</text:p>
          </table:table-cell>
          <table:table-cell office:value-type="float" office:value="66009870" calcext:value-type="float">
            <text:p>66009870</text:p>
          </table:table-cell>
        </table:table-row>
        <table:table-row table:style-name="ro1">
          <table:table-cell office:value-type="float" office:value="44472828" calcext:value-type="float">
            <text:p>44472828</text:p>
          </table:table-cell>
          <table:table-cell office:value-type="float" office:value="269193587" calcext:value-type="float">
            <text:p>269193587</text:p>
          </table:table-cell>
          <table:table-cell office:value-type="float" office:value="71202573" calcext:value-type="float">
            <text:p>71202573</text:p>
          </table:table-cell>
          <table:table-cell office:value-type="float" office:value="77294344" calcext:value-type="float">
            <text:p>77294344</text:p>
          </table:table-cell>
          <table:table-cell office:value-type="float" office:value="68191435" calcext:value-type="float">
            <text:p>68191435</text:p>
          </table:table-cell>
        </table:table-row>
        <table:table-row table:style-name="ro1">
          <table:table-cell office:value-type="float" office:value="56866846" calcext:value-type="float">
            <text:p>56866846</text:p>
          </table:table-cell>
          <table:table-cell office:value-type="float" office:value="278710524" calcext:value-type="float">
            <text:p>278710524</text:p>
          </table:table-cell>
          <table:table-cell office:value-type="float" office:value="77120318" calcext:value-type="float">
            <text:p>77120318</text:p>
          </table:table-cell>
          <table:table-cell office:value-type="float" office:value="80142348" calcext:value-type="float">
            <text:p>80142348</text:p>
          </table:table-cell>
          <table:table-cell office:value-type="float" office:value="70056177" calcext:value-type="float">
            <text:p>70056177</text:p>
          </table:table-cell>
        </table:table-row>
        <table:table-row table:style-name="ro1">
          <table:table-cell office:value-type="float" office:value="69140716" calcext:value-type="float">
            <text:p>69140716</text:p>
          </table:table-cell>
          <table:table-cell office:value-type="float" office:value="291444006" calcext:value-type="float">
            <text:p>291444006</text:p>
          </table:table-cell>
          <table:table-cell office:value-type="float" office:value="82008501" calcext:value-type="float">
            <text:p>82008501</text:p>
          </table:table-cell>
          <table:table-cell office:value-type="float" office:value="81099299" calcext:value-type="float">
            <text:p>81099299</text:p>
          </table:table-cell>
          <table:table-cell office:value-type="float" office:value="70450415" calcext:value-type="float">
            <text:p>70450415</text:p>
          </table:table-cell>
        </table:table-row>
        <table:table-row table:style-name="ro1">
          <table:table-cell office:value-type="float" office:value="70636724" calcext:value-type="float">
            <text:p>70636724</text:p>
          </table:table-cell>
          <table:table-cell office:value-type="float" office:value="301919752" calcext:value-type="float">
            <text:p>301919752</text:p>
          </table:table-cell>
          <table:table-cell office:value-type="float" office:value="88489191" calcext:value-type="float">
            <text:p>88489191</text:p>
          </table:table-cell>
          <table:table-cell office:value-type="float" office:value="82379164" calcext:value-type="float">
            <text:p>82379164</text:p>
          </table:table-cell>
          <table:table-cell office:value-type="float" office:value="80277366" calcext:value-type="float">
            <text:p>80277366</text:p>
          </table:table-cell>
        </table:table-row>
        <table:table-row table:style-name="ro1">
          <table:table-cell office:value-type="float" office:value="90625488" calcext:value-type="float">
            <text:p>90625488</text:p>
          </table:table-cell>
          <table:table-cell office:value-type="float" office:value="309223544" calcext:value-type="float">
            <text:p>309223544</text:p>
          </table:table-cell>
          <table:table-cell office:value-type="float" office:value="93561252" calcext:value-type="float">
            <text:p>93561252</text:p>
          </table:table-cell>
          <table:table-cell office:value-type="float" office:value="89113911" calcext:value-type="float">
            <text:p>89113911</text:p>
          </table:table-cell>
          <table:table-cell office:value-type="float" office:value="82871030" calcext:value-type="float">
            <text:p>8287103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AVERAGE([.A6:.A17])" office:value-type="float" office:value="26085262.3333333" calcext:value-type="float">
            <text:p>26085262,3333333</text:p>
          </table:table-cell>
          <table:table-cell table:formula="of:=AVERAGE([.B6:.B17])" office:value-type="float" office:value="226454210.75" calcext:value-type="float">
            <text:p>226454210,75</text:p>
          </table:table-cell>
          <table:table-cell table:formula="of:=AVERAGE([.C6:.C17])" office:value-type="float" office:value="61641911.5833333" calcext:value-type="float">
            <text:p>61641911,5833333</text:p>
          </table:table-cell>
          <table:table-cell table:formula="of:=AVERAGE([.D6:.D17])" office:value-type="float" office:value="63117444.25" calcext:value-type="float">
            <text:p>63117444,25</text:p>
          </table:table-cell>
          <table:table-cell table:formula="of:=AVERAGE([.E6:.E17])" office:value-type="float" office:value="58805841" calcext:value-type="float">
            <text:p>58805841</text:p>
          </table:table-cell>
        </table:table-row>
        <table:table-row table:style-name="ro1">
          <table:table-cell table:formula="of:=SQRT(VAR([.A6:.A17]))" office:value-type="float" office:value="6862853.61911251" calcext:value-type="float">
            <text:p>6862853,61911251</text:p>
          </table:table-cell>
          <table:table-cell table:formula="of:=SQRT(VAR([.B6:.B17]))" office:value-type="float" office:value="27477971.050891" calcext:value-type="float">
            <text:p>27477971,050891</text:p>
          </table:table-cell>
          <table:table-cell table:formula="of:=SQRT(VAR([.C6:.C17]))" office:value-type="float" office:value="6648746.74598725" calcext:value-type="float">
            <text:p>6648746,74598725</text:p>
          </table:table-cell>
          <table:table-cell table:formula="of:=SQRT(VAR([.D6:.D17]))" office:value-type="float" office:value="8232159.1682456" calcext:value-type="float">
            <text:p>8232159,1682456</text:p>
          </table:table-cell>
          <table:table-cell table:formula="of:=SQRT(VAR([.E6:.E17]))" office:value-type="float" office:value="7522907.04185282" calcext:value-type="float">
            <text:p>7522907,04185282</text:p>
          </table:table-cell>
        </table:table-row>
      </table:table>
      <table:table table:name="26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</table:table-row>
        <table:table-row table:style-name="ro1">
          <table:table-cell office:value-type="float" office:value="37042800" calcext:value-type="float">
            <text:p>37042800</text:p>
          </table:table-cell>
          <table:table-cell office:value-type="float" office:value="301833400" calcext:value-type="float">
            <text:p>301833400</text:p>
          </table:table-cell>
          <table:table-cell office:value-type="float" office:value="77823293" calcext:value-type="float">
            <text:p>77823293</text:p>
          </table:table-cell>
          <table:table-cell office:value-type="float" office:value="91516564" calcext:value-type="float">
            <text:p>91516564</text:p>
          </table:table-cell>
          <table:table-cell office:value-type="float" office:value="71936530" calcext:value-type="float">
            <text:p>71936530</text:p>
          </table:table-cell>
        </table:table-row>
        <table:table-row table:style-name="ro1">
          <table:table-cell office:value-type="float" office:value="37070116" calcext:value-type="float">
            <text:p>37070116</text:p>
          </table:table-cell>
          <table:table-cell office:value-type="float" office:value="313202214" calcext:value-type="float">
            <text:p>313202214</text:p>
          </table:table-cell>
          <table:table-cell office:value-type="float" office:value="77861114" calcext:value-type="float">
            <text:p>77861114</text:p>
          </table:table-cell>
          <table:table-cell office:value-type="float" office:value="91973448" calcext:value-type="float">
            <text:p>91973448</text:p>
          </table:table-cell>
          <table:table-cell office:value-type="float" office:value="72058806" calcext:value-type="float">
            <text:p>72058806</text:p>
          </table:table-cell>
        </table:table-row>
        <table:table-row table:style-name="ro1">
          <table:table-cell office:value-type="float" office:value="37086780" calcext:value-type="float">
            <text:p>37086780</text:p>
          </table:table-cell>
          <table:table-cell office:value-type="float" office:value="322805076" calcext:value-type="float">
            <text:p>322805076</text:p>
          </table:table-cell>
          <table:table-cell office:value-type="float" office:value="77909886" calcext:value-type="float">
            <text:p>77909886</text:p>
          </table:table-cell>
          <table:table-cell office:value-type="float" office:value="92278356" calcext:value-type="float">
            <text:p>92278356</text:p>
          </table:table-cell>
          <table:table-cell office:value-type="float" office:value="72543847" calcext:value-type="float">
            <text:p>72543847</text:p>
          </table:table-cell>
        </table:table-row>
        <table:table-row table:style-name="ro1">
          <table:table-cell office:value-type="float" office:value="37167068" calcext:value-type="float">
            <text:p>37167068</text:p>
          </table:table-cell>
          <table:table-cell office:value-type="float" office:value="324420792" calcext:value-type="float">
            <text:p>324420792</text:p>
          </table:table-cell>
          <table:table-cell office:value-type="float" office:value="78312652" calcext:value-type="float">
            <text:p>78312652</text:p>
          </table:table-cell>
          <table:table-cell office:value-type="float" office:value="92572416" calcext:value-type="float">
            <text:p>92572416</text:p>
          </table:table-cell>
          <table:table-cell office:value-type="float" office:value="74746493" calcext:value-type="float">
            <text:p>74746493</text:p>
          </table:table-cell>
        </table:table-row>
        <table:table-row table:style-name="ro1">
          <table:table-cell office:value-type="float" office:value="37187992" calcext:value-type="float">
            <text:p>37187992</text:p>
          </table:table-cell>
          <table:table-cell office:value-type="float" office:value="356772936" calcext:value-type="float">
            <text:p>356772936</text:p>
          </table:table-cell>
          <table:table-cell office:value-type="float" office:value="78582730" calcext:value-type="float">
            <text:p>78582730</text:p>
          </table:table-cell>
          <table:table-cell office:value-type="float" office:value="93788984" calcext:value-type="float">
            <text:p>93788984</text:p>
          </table:table-cell>
          <table:table-cell office:value-type="float" office:value="83524965" calcext:value-type="float">
            <text:p>83524965</text:p>
          </table:table-cell>
        </table:table-row>
        <table:table-row table:style-name="ro1">
          <table:table-cell office:value-type="float" office:value="37269240" calcext:value-type="float">
            <text:p>37269240</text:p>
          </table:table-cell>
          <table:table-cell office:value-type="float" office:value="379189212" calcext:value-type="float">
            <text:p>379189212</text:p>
          </table:table-cell>
          <table:table-cell office:value-type="float" office:value="79136953" calcext:value-type="float">
            <text:p>79136953</text:p>
          </table:table-cell>
          <table:table-cell office:value-type="float" office:value="94880932" calcext:value-type="float">
            <text:p>94880932</text:p>
          </table:table-cell>
          <table:table-cell office:value-type="float" office:value="91873972" calcext:value-type="float">
            <text:p>91873972</text:p>
          </table:table-cell>
        </table:table-row>
        <table:table-row table:style-name="ro1">
          <table:table-cell office:value-type="float" office:value="38239020" calcext:value-type="float">
            <text:p>38239020</text:p>
          </table:table-cell>
          <table:table-cell office:value-type="float" office:value="383707208" calcext:value-type="float">
            <text:p>383707208</text:p>
          </table:table-cell>
          <table:table-cell office:value-type="float" office:value="86019264" calcext:value-type="float">
            <text:p>86019264</text:p>
          </table:table-cell>
          <table:table-cell office:value-type="float" office:value="96825276" calcext:value-type="float">
            <text:p>96825276</text:p>
          </table:table-cell>
          <table:table-cell office:value-type="float" office:value="94594591" calcext:value-type="float">
            <text:p>94594591</text:p>
          </table:table-cell>
        </table:table-row>
        <table:table-row table:style-name="ro1">
          <table:table-cell office:value-type="float" office:value="46005908" calcext:value-type="float">
            <text:p>46005908</text:p>
          </table:table-cell>
          <table:table-cell office:value-type="float" office:value="386357414" calcext:value-type="float">
            <text:p>386357414</text:p>
          </table:table-cell>
          <table:table-cell office:value-type="float" office:value="87973150" calcext:value-type="float">
            <text:p>87973150</text:p>
          </table:table-cell>
          <table:table-cell office:value-type="float" office:value="99017096" calcext:value-type="float">
            <text:p>99017096</text:p>
          </table:table-cell>
          <table:table-cell office:value-type="float" office:value="96172235" calcext:value-type="float">
            <text:p>96172235</text:p>
          </table:table-cell>
        </table:table-row>
        <table:table-row table:style-name="ro1">
          <table:table-cell office:value-type="float" office:value="46075964" calcext:value-type="float">
            <text:p>46075964</text:p>
          </table:table-cell>
          <table:table-cell office:value-type="float" office:value="390393272" calcext:value-type="float">
            <text:p>390393272</text:p>
          </table:table-cell>
          <table:table-cell office:value-type="float" office:value="96368140" calcext:value-type="float">
            <text:p>96368140</text:p>
          </table:table-cell>
          <table:table-cell office:value-type="float" office:value="100351376" calcext:value-type="float">
            <text:p>100351376</text:p>
          </table:table-cell>
          <table:table-cell office:value-type="float" office:value="100782229" calcext:value-type="float">
            <text:p>100782229</text:p>
          </table:table-cell>
        </table:table-row>
        <table:table-row table:style-name="ro1">
          <table:table-cell office:value-type="float" office:value="49134556" calcext:value-type="float">
            <text:p>49134556</text:p>
          </table:table-cell>
          <table:table-cell office:value-type="float" office:value="392309436" calcext:value-type="float">
            <text:p>392309436</text:p>
          </table:table-cell>
          <table:table-cell office:value-type="float" office:value="97904722" calcext:value-type="float">
            <text:p>97904722</text:p>
          </table:table-cell>
          <table:table-cell office:value-type="float" office:value="104214484" calcext:value-type="float">
            <text:p>104214484</text:p>
          </table:table-cell>
          <table:table-cell office:value-type="float" office:value="104193660" calcext:value-type="float">
            <text:p>104193660</text:p>
          </table:table-cell>
        </table:table-row>
        <table:table-row table:style-name="ro1">
          <table:table-cell office:value-type="float" office:value="50329928" calcext:value-type="float">
            <text:p>50329928</text:p>
          </table:table-cell>
          <table:table-cell office:value-type="float" office:value="396192392" calcext:value-type="float">
            <text:p>396192392</text:p>
          </table:table-cell>
          <table:table-cell office:value-type="float" office:value="105238835" calcext:value-type="float">
            <text:p>105238835</text:p>
          </table:table-cell>
          <table:table-cell office:value-type="float" office:value="112350464" calcext:value-type="float">
            <text:p>112350464</text:p>
          </table:table-cell>
          <table:table-cell office:value-type="float" office:value="107287097" calcext:value-type="float">
            <text:p>107287097</text:p>
          </table:table-cell>
        </table:table-row>
        <table:table-row table:style-name="ro1">
          <table:table-cell office:value-type="float" office:value="50567180" calcext:value-type="float">
            <text:p>50567180</text:p>
          </table:table-cell>
          <table:table-cell office:value-type="float" office:value="411036080" calcext:value-type="float">
            <text:p>411036080</text:p>
          </table:table-cell>
          <table:table-cell office:value-type="float" office:value="113883132" calcext:value-type="float">
            <text:p>113883132</text:p>
          </table:table-cell>
          <table:table-cell office:value-type="float" office:value="126153048" calcext:value-type="float">
            <text:p>126153048</text:p>
          </table:table-cell>
          <table:table-cell office:value-type="float" office:value="108094178" calcext:value-type="float">
            <text:p>108094178</text:p>
          </table:table-cell>
        </table:table-row>
        <table:table-row table:style-name="ro1">
          <table:table-cell office:value-type="float" office:value="64639280" calcext:value-type="float">
            <text:p>64639280</text:p>
          </table:table-cell>
          <table:table-cell office:value-type="float" office:value="421038160" calcext:value-type="float">
            <text:p>421038160</text:p>
          </table:table-cell>
          <table:table-cell office:value-type="float" office:value="114211523" calcext:value-type="float">
            <text:p>114211523</text:p>
          </table:table-cell>
          <table:table-cell office:value-type="float" office:value="126700752" calcext:value-type="float">
            <text:p>126700752</text:p>
          </table:table-cell>
          <table:table-cell office:value-type="float" office:value="109676767" calcext:value-type="float">
            <text:p>109676767</text:p>
          </table:table-cell>
        </table:table-row>
        <table:table-row table:style-name="ro1">
          <table:table-cell office:value-type="float" office:value="67219228" calcext:value-type="float">
            <text:p>67219228</text:p>
          </table:table-cell>
          <table:table-cell office:value-type="float" office:value="422126532" calcext:value-type="float">
            <text:p>422126532</text:p>
          </table:table-cell>
          <table:table-cell office:value-type="float" office:value="114574720" calcext:value-type="float">
            <text:p>114574720</text:p>
          </table:table-cell>
          <table:table-cell office:value-type="float" office:value="128964604" calcext:value-type="float">
            <text:p>128964604</text:p>
          </table:table-cell>
          <table:table-cell office:value-type="float" office:value="109763792" calcext:value-type="float">
            <text:p>109763792</text:p>
          </table:table-cell>
        </table:table-row>
        <table:table-row table:style-name="ro1">
          <table:table-cell office:value-type="float" office:value="73305460" calcext:value-type="float">
            <text:p>73305460</text:p>
          </table:table-cell>
          <table:table-cell office:value-type="float" office:value="434304604" calcext:value-type="float">
            <text:p>434304604</text:p>
          </table:table-cell>
          <table:table-cell office:value-type="float" office:value="115597667" calcext:value-type="float">
            <text:p>115597667</text:p>
          </table:table-cell>
          <table:table-cell office:value-type="float" office:value="129338936" calcext:value-type="float">
            <text:p>129338936</text:p>
          </table:table-cell>
          <table:table-cell office:value-type="float" office:value="110123558" calcext:value-type="float">
            <text:p>110123558</text:p>
          </table:table-cell>
        </table:table-row>
        <table:table-row table:style-name="ro1">
          <table:table-cell office:value-type="float" office:value="81523208" calcext:value-type="float">
            <text:p>81523208</text:p>
          </table:table-cell>
          <table:table-cell office:value-type="float" office:value="434619476" calcext:value-type="float">
            <text:p>434619476</text:p>
          </table:table-cell>
          <table:table-cell office:value-type="float" office:value="115939063" calcext:value-type="float">
            <text:p>115939063</text:p>
          </table:table-cell>
          <table:table-cell office:value-type="float" office:value="135927428" calcext:value-type="float">
            <text:p>135927428</text:p>
          </table:table-cell>
          <table:table-cell office:value-type="float" office:value="111481122" calcext:value-type="float">
            <text:p>111481122</text:p>
          </table:table-cell>
        </table:table-row>
        <table:table-row table:style-name="ro1">
          <table:table-cell office:value-type="float" office:value="83342572" calcext:value-type="float">
            <text:p>83342572</text:p>
          </table:table-cell>
          <table:table-cell office:value-type="float" office:value="451233700" calcext:value-type="float">
            <text:p>451233700</text:p>
          </table:table-cell>
          <table:table-cell office:value-type="float" office:value="118731552" calcext:value-type="float">
            <text:p>118731552</text:p>
          </table:table-cell>
          <table:table-cell office:value-type="float" office:value="136883972" calcext:value-type="float">
            <text:p>136883972</text:p>
          </table:table-cell>
          <table:table-cell office:value-type="float" office:value="114516198" calcext:value-type="float">
            <text:p>114516198</text:p>
          </table:table-cell>
        </table:table-row>
        <table:table-row table:style-name="ro1">
          <table:table-cell office:value-type="float" office:value="90251828" calcext:value-type="float">
            <text:p>90251828</text:p>
          </table:table-cell>
          <table:table-cell office:value-type="float" office:value="451899104" calcext:value-type="float">
            <text:p>451899104</text:p>
          </table:table-cell>
          <table:table-cell office:value-type="float" office:value="120322023" calcext:value-type="float">
            <text:p>120322023</text:p>
          </table:table-cell>
          <table:table-cell office:value-type="float" office:value="137092904" calcext:value-type="float">
            <text:p>137092904</text:p>
          </table:table-cell>
          <table:table-cell office:value-type="float" office:value="115244564" calcext:value-type="float">
            <text:p>115244564</text:p>
          </table:table-cell>
        </table:table-row>
        <table:table-row table:style-name="ro1">
          <table:table-cell office:value-type="float" office:value="91660002" calcext:value-type="float">
            <text:p>91660002</text:p>
          </table:table-cell>
          <table:table-cell office:value-type="float" office:value="490242554" calcext:value-type="float">
            <text:p>490242554</text:p>
          </table:table-cell>
          <table:table-cell office:value-type="float" office:value="124414012" calcext:value-type="float">
            <text:p>124414012</text:p>
          </table:table-cell>
          <table:table-cell office:value-type="float" office:value="137322076" calcext:value-type="float">
            <text:p>137322076</text:p>
          </table:table-cell>
          <table:table-cell office:value-type="float" office:value="135531972" calcext:value-type="float">
            <text:p>135531972</text:p>
          </table:table-cell>
        </table:table-row>
        <table:table-row table:style-name="ro1">
          <table:table-cell office:value-type="float" office:value="120150792" calcext:value-type="float">
            <text:p>120150792</text:p>
          </table:table-cell>
          <table:table-cell office:value-type="float" office:value="491663482" calcext:value-type="float">
            <text:p>491663482</text:p>
          </table:table-cell>
          <table:table-cell office:value-type="float" office:value="166599086" calcext:value-type="float">
            <text:p>166599086</text:p>
          </table:table-cell>
          <table:table-cell office:value-type="float" office:value="156006744" calcext:value-type="float">
            <text:p>156006744</text:p>
          </table:table-cell>
          <table:table-cell office:value-type="float" office:value="137647512" calcext:value-type="float">
            <text:p>13764751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AVERAGE([.A6:.A17])" office:value-type="float" office:value="53458080.3333333" calcext:value-type="float">
            <text:p>53458080,3333333</text:p>
          </table:table-cell>
          <table:table-cell table:formula="of:=AVERAGE([.B6:.B17])" office:value-type="float" office:value="400670560.166667" calcext:value-type="float">
            <text:p>400670560,166667</text:p>
          </table:table-cell>
          <table:table-cell table:formula="of:=AVERAGE([.C6:.C17])" office:value-type="float" office:value="100452491.583333" calcext:value-type="float">
            <text:p>100452491,583333</text:p>
          </table:table-cell>
          <table:table-cell table:formula="of:=AVERAGE([.D6:.D17])" office:value-type="float" office:value="112376115" calcext:value-type="float">
            <text:p>112376115</text:p>
          </table:table-cell>
          <table:table-cell table:formula="of:=AVERAGE([.E6:.E17])" office:value-type="float" office:value="102297347.166667" calcext:value-type="float">
            <text:p>102297347,166667</text:p>
          </table:table-cell>
        </table:table-row>
        <table:table-row table:style-name="ro1">
          <table:table-cell table:formula="of:=SQRT(VAR([.A6:.A17]))" office:value-type="float" office:value="14774789.4102031" calcext:value-type="float">
            <text:p>14774789,4102031</text:p>
          </table:table-cell>
          <table:table-cell table:formula="of:=SQRT(VAR([.B6:.B17]))" office:value-type="float" office:value="24013397.5456021" calcext:value-type="float">
            <text:p>24013397,5456021</text:p>
          </table:table-cell>
          <table:table-cell table:formula="of:=SQRT(VAR([.C6:.C17]))" office:value-type="float" office:value="14712744.7481543" calcext:value-type="float">
            <text:p>14712744,7481543</text:p>
          </table:table-cell>
          <table:table-cell table:formula="of:=SQRT(VAR([.D6:.D17]))" office:value-type="float" office:value="15942056.418926" calcext:value-type="float">
            <text:p>15942056,418926</text:p>
          </table:table-cell>
          <table:table-cell table:formula="of:=SQRT(VAR([.E6:.E17]))" office:value-type="float" office:value="8934539.22069319" calcext:value-type="float">
            <text:p>8934539,22069319</text:p>
          </table:table-cell>
        </table:table-row>
      </table:table>
      <table:table table:name="320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</table:table-row>
        <table:table-row table:style-name="ro1">
          <table:table-cell office:value-type="float" office:value="54494356" calcext:value-type="float">
            <text:p>54494356</text:p>
          </table:table-cell>
          <table:table-cell office:value-type="float" office:value="517071748" calcext:value-type="float">
            <text:p>517071748</text:p>
          </table:table-cell>
          <table:table-cell office:value-type="float" office:value="147724920" calcext:value-type="float">
            <text:p>147724920</text:p>
          </table:table-cell>
          <table:table-cell office:value-type="float" office:value="139277760" calcext:value-type="float">
            <text:p>139277760</text:p>
          </table:table-cell>
          <table:table-cell office:value-type="float" office:value="134088776" calcext:value-type="float">
            <text:p>134088776</text:p>
          </table:table-cell>
        </table:table-row>
        <table:table-row table:style-name="ro1">
          <table:table-cell office:value-type="float" office:value="54565064" calcext:value-type="float">
            <text:p>54565064</text:p>
          </table:table-cell>
          <table:table-cell office:value-type="float" office:value="557198880" calcext:value-type="float">
            <text:p>557198880</text:p>
          </table:table-cell>
          <table:table-cell office:value-type="float" office:value="147812528" calcext:value-type="float">
            <text:p>147812528</text:p>
          </table:table-cell>
          <table:table-cell office:value-type="float" office:value="139478984" calcext:value-type="float">
            <text:p>139478984</text:p>
          </table:table-cell>
          <table:table-cell office:value-type="float" office:value="137590744" calcext:value-type="float">
            <text:p>137590744</text:p>
          </table:table-cell>
        </table:table-row>
        <table:table-row table:style-name="ro1">
          <table:table-cell office:value-type="float" office:value="54600876" calcext:value-type="float">
            <text:p>54600876</text:p>
          </table:table-cell>
          <table:table-cell office:value-type="float" office:value="562254820" calcext:value-type="float">
            <text:p>562254820</text:p>
          </table:table-cell>
          <table:table-cell office:value-type="float" office:value="147901172" calcext:value-type="float">
            <text:p>147901172</text:p>
          </table:table-cell>
          <table:table-cell office:value-type="float" office:value="139510668" calcext:value-type="float">
            <text:p>139510668</text:p>
          </table:table-cell>
          <table:table-cell office:value-type="float" office:value="139311900" calcext:value-type="float">
            <text:p>139311900</text:p>
          </table:table-cell>
        </table:table-row>
        <table:table-row table:style-name="ro1">
          <table:table-cell office:value-type="float" office:value="55774800" calcext:value-type="float">
            <text:p>55774800</text:p>
          </table:table-cell>
          <table:table-cell office:value-type="float" office:value="574886468" calcext:value-type="float">
            <text:p>574886468</text:p>
          </table:table-cell>
          <table:table-cell office:value-type="float" office:value="149808432" calcext:value-type="float">
            <text:p>149808432</text:p>
          </table:table-cell>
          <table:table-cell office:value-type="float" office:value="140139808" calcext:value-type="float">
            <text:p>140139808</text:p>
          </table:table-cell>
          <table:table-cell office:value-type="float" office:value="139397376" calcext:value-type="float">
            <text:p>139397376</text:p>
          </table:table-cell>
        </table:table-row>
        <table:table-row table:style-name="ro1">
          <table:table-cell office:value-type="float" office:value="57305944" calcext:value-type="float">
            <text:p>57305944</text:p>
          </table:table-cell>
          <table:table-cell office:value-type="float" office:value="575708472" calcext:value-type="float">
            <text:p>575708472</text:p>
          </table:table-cell>
          <table:table-cell office:value-type="float" office:value="150166160" calcext:value-type="float">
            <text:p>150166160</text:p>
          </table:table-cell>
          <table:table-cell office:value-type="float" office:value="140325468" calcext:value-type="float">
            <text:p>140325468</text:p>
          </table:table-cell>
          <table:table-cell office:value-type="float" office:value="141441664" calcext:value-type="float">
            <text:p>141441664</text:p>
          </table:table-cell>
        </table:table-row>
        <table:table-row table:style-name="ro1">
          <table:table-cell office:value-type="float" office:value="60940520" calcext:value-type="float">
            <text:p>60940520</text:p>
          </table:table-cell>
          <table:table-cell office:value-type="float" office:value="584058188" calcext:value-type="float">
            <text:p>584058188</text:p>
          </table:table-cell>
          <table:table-cell office:value-type="float" office:value="150231880" calcext:value-type="float">
            <text:p>150231880</text:p>
          </table:table-cell>
          <table:table-cell office:value-type="float" office:value="140997700" calcext:value-type="float">
            <text:p>140997700</text:p>
          </table:table-cell>
          <table:table-cell office:value-type="float" office:value="142004884" calcext:value-type="float">
            <text:p>142004884</text:p>
          </table:table-cell>
        </table:table-row>
        <table:table-row table:style-name="ro1">
          <table:table-cell office:value-type="float" office:value="63741288" calcext:value-type="float">
            <text:p>63741288</text:p>
          </table:table-cell>
          <table:table-cell office:value-type="float" office:value="590826772" calcext:value-type="float">
            <text:p>590826772</text:p>
          </table:table-cell>
          <table:table-cell office:value-type="float" office:value="151108976" calcext:value-type="float">
            <text:p>151108976</text:p>
          </table:table-cell>
          <table:table-cell office:value-type="float" office:value="141093572" calcext:value-type="float">
            <text:p>141093572</text:p>
          </table:table-cell>
          <table:table-cell office:value-type="float" office:value="143101372" calcext:value-type="float">
            <text:p>143101372</text:p>
          </table:table-cell>
        </table:table-row>
        <table:table-row table:style-name="ro1">
          <table:table-cell office:value-type="float" office:value="64407244" calcext:value-type="float">
            <text:p>64407244</text:p>
          </table:table-cell>
          <table:table-cell office:value-type="float" office:value="591331072" calcext:value-type="float">
            <text:p>591331072</text:p>
          </table:table-cell>
          <table:table-cell office:value-type="float" office:value="155310692" calcext:value-type="float">
            <text:p>155310692</text:p>
          </table:table-cell>
          <table:table-cell office:value-type="float" office:value="148067536" calcext:value-type="float">
            <text:p>148067536</text:p>
          </table:table-cell>
          <table:table-cell office:value-type="float" office:value="157063408" calcext:value-type="float">
            <text:p>157063408</text:p>
          </table:table-cell>
        </table:table-row>
        <table:table-row table:style-name="ro1">
          <table:table-cell office:value-type="float" office:value="68682612" calcext:value-type="float">
            <text:p>68682612</text:p>
          </table:table-cell>
          <table:table-cell office:value-type="float" office:value="594372416" calcext:value-type="float">
            <text:p>594372416</text:p>
          </table:table-cell>
          <table:table-cell office:value-type="float" office:value="158088584" calcext:value-type="float">
            <text:p>158088584</text:p>
          </table:table-cell>
          <table:table-cell office:value-type="float" office:value="155215124" calcext:value-type="float">
            <text:p>155215124</text:p>
          </table:table-cell>
          <table:table-cell office:value-type="float" office:value="159218224" calcext:value-type="float">
            <text:p>159218224</text:p>
          </table:table-cell>
        </table:table-row>
        <table:table-row table:style-name="ro1">
          <table:table-cell office:value-type="float" office:value="72041764" calcext:value-type="float">
            <text:p>72041764</text:p>
          </table:table-cell>
          <table:table-cell office:value-type="float" office:value="596550112" calcext:value-type="float">
            <text:p>596550112</text:p>
          </table:table-cell>
          <table:table-cell office:value-type="float" office:value="161920560" calcext:value-type="float">
            <text:p>161920560</text:p>
          </table:table-cell>
          <table:table-cell office:value-type="float" office:value="156152694" calcext:value-type="float">
            <text:p>156152694</text:p>
          </table:table-cell>
          <table:table-cell office:value-type="float" office:value="180555424" calcext:value-type="float">
            <text:p>180555424</text:p>
          </table:table-cell>
        </table:table-row>
        <table:table-row table:style-name="ro1">
          <table:table-cell office:value-type="float" office:value="72326532" calcext:value-type="float">
            <text:p>72326532</text:p>
          </table:table-cell>
          <table:table-cell office:value-type="float" office:value="601052438" calcext:value-type="float">
            <text:p>601052438</text:p>
          </table:table-cell>
          <table:table-cell office:value-type="float" office:value="171491374" calcext:value-type="float">
            <text:p>171491374</text:p>
          </table:table-cell>
          <table:table-cell office:value-type="float" office:value="156469082" calcext:value-type="float">
            <text:p>156469082</text:p>
          </table:table-cell>
          <table:table-cell office:value-type="float" office:value="181853296" calcext:value-type="float">
            <text:p>181853296</text:p>
          </table:table-cell>
        </table:table-row>
        <table:table-row table:style-name="ro1">
          <table:table-cell office:value-type="float" office:value="74400972" calcext:value-type="float">
            <text:p>74400972</text:p>
          </table:table-cell>
          <table:table-cell office:value-type="float" office:value="603634860" calcext:value-type="float">
            <text:p>603634860</text:p>
          </table:table-cell>
          <table:table-cell office:value-type="float" office:value="173876348" calcext:value-type="float">
            <text:p>173876348</text:p>
          </table:table-cell>
          <table:table-cell office:value-type="float" office:value="165475944" calcext:value-type="float">
            <text:p>165475944</text:p>
          </table:table-cell>
          <table:table-cell office:value-type="float" office:value="183227652" calcext:value-type="float">
            <text:p>183227652</text:p>
          </table:table-cell>
        </table:table-row>
        <table:table-row table:style-name="ro1">
          <table:table-cell office:value-type="float" office:value="74724840" calcext:value-type="float">
            <text:p>74724840</text:p>
          </table:table-cell>
          <table:table-cell office:value-type="float" office:value="604672728" calcext:value-type="float">
            <text:p>604672728</text:p>
          </table:table-cell>
          <table:table-cell office:value-type="float" office:value="181897312" calcext:value-type="float">
            <text:p>181897312</text:p>
          </table:table-cell>
          <table:table-cell office:value-type="float" office:value="172924232" calcext:value-type="float">
            <text:p>172924232</text:p>
          </table:table-cell>
          <table:table-cell office:value-type="float" office:value="187434996" calcext:value-type="float">
            <text:p>187434996</text:p>
          </table:table-cell>
        </table:table-row>
        <table:table-row table:style-name="ro1">
          <table:table-cell office:value-type="float" office:value="75745392" calcext:value-type="float">
            <text:p>75745392</text:p>
          </table:table-cell>
          <table:table-cell office:value-type="float" office:value="628075508" calcext:value-type="float">
            <text:p>628075508</text:p>
          </table:table-cell>
          <table:table-cell office:value-type="float" office:value="183446316" calcext:value-type="float">
            <text:p>183446316</text:p>
          </table:table-cell>
          <table:table-cell office:value-type="float" office:value="173766956" calcext:value-type="float">
            <text:p>173766956</text:p>
          </table:table-cell>
          <table:table-cell office:value-type="float" office:value="193416648" calcext:value-type="float">
            <text:p>193416648</text:p>
          </table:table-cell>
        </table:table-row>
        <table:table-row table:style-name="ro1">
          <table:table-cell office:value-type="float" office:value="77169684" calcext:value-type="float">
            <text:p>77169684</text:p>
          </table:table-cell>
          <table:table-cell office:value-type="float" office:value="629633596" calcext:value-type="float">
            <text:p>629633596</text:p>
          </table:table-cell>
          <table:table-cell office:value-type="float" office:value="186548128" calcext:value-type="float">
            <text:p>186548128</text:p>
          </table:table-cell>
          <table:table-cell office:value-type="float" office:value="184363472" calcext:value-type="float">
            <text:p>184363472</text:p>
          </table:table-cell>
          <table:table-cell office:value-type="float" office:value="195144028" calcext:value-type="float">
            <text:p>195144028</text:p>
          </table:table-cell>
        </table:table-row>
        <table:table-row table:style-name="ro1">
          <table:table-cell office:value-type="float" office:value="77942388" calcext:value-type="float">
            <text:p>77942388</text:p>
          </table:table-cell>
          <table:table-cell office:value-type="float" office:value="632254488" calcext:value-type="float">
            <text:p>632254488</text:p>
          </table:table-cell>
          <table:table-cell office:value-type="float" office:value="187309316" calcext:value-type="float">
            <text:p>187309316</text:p>
          </table:table-cell>
          <table:table-cell office:value-type="float" office:value="190423468" calcext:value-type="float">
            <text:p>190423468</text:p>
          </table:table-cell>
          <table:table-cell office:value-type="float" office:value="198572844" calcext:value-type="float">
            <text:p>198572844</text:p>
          </table:table-cell>
        </table:table-row>
        <table:table-row table:style-name="ro1">
          <table:table-cell office:value-type="float" office:value="81598300" calcext:value-type="float">
            <text:p>81598300</text:p>
          </table:table-cell>
          <table:table-cell office:value-type="float" office:value="643839854" calcext:value-type="float">
            <text:p>643839854</text:p>
          </table:table-cell>
          <table:table-cell office:value-type="float" office:value="188611532" calcext:value-type="float">
            <text:p>188611532</text:p>
          </table:table-cell>
          <table:table-cell office:value-type="float" office:value="191323636" calcext:value-type="float">
            <text:p>191323636</text:p>
          </table:table-cell>
          <table:table-cell office:value-type="float" office:value="200848750" calcext:value-type="float">
            <text:p>200848750</text:p>
          </table:table-cell>
        </table:table-row>
        <table:table-row table:style-name="ro1">
          <table:table-cell office:value-type="float" office:value="82070060" calcext:value-type="float">
            <text:p>82070060</text:p>
          </table:table-cell>
          <table:table-cell office:value-type="float" office:value="654789408" calcext:value-type="float">
            <text:p>654789408</text:p>
          </table:table-cell>
          <table:table-cell office:value-type="float" office:value="209879700" calcext:value-type="float">
            <text:p>209879700</text:p>
          </table:table-cell>
          <table:table-cell office:value-type="float" office:value="194000100" calcext:value-type="float">
            <text:p>194000100</text:p>
          </table:table-cell>
          <table:table-cell office:value-type="float" office:value="217645388" calcext:value-type="float">
            <text:p>217645388</text:p>
          </table:table-cell>
        </table:table-row>
        <table:table-row table:style-name="ro1">
          <table:table-cell office:value-type="float" office:value="85755784" calcext:value-type="float">
            <text:p>85755784</text:p>
          </table:table-cell>
          <table:table-cell office:value-type="float" office:value="676793268" calcext:value-type="float">
            <text:p>676793268</text:p>
          </table:table-cell>
          <table:table-cell office:value-type="float" office:value="211725928" calcext:value-type="float">
            <text:p>211725928</text:p>
          </table:table-cell>
          <table:table-cell office:value-type="float" office:value="196618140" calcext:value-type="float">
            <text:p>196618140</text:p>
          </table:table-cell>
          <table:table-cell office:value-type="float" office:value="220354844" calcext:value-type="float">
            <text:p>220354844</text:p>
          </table:table-cell>
        </table:table-row>
        <table:table-row table:style-name="ro1">
          <table:table-cell office:value-type="float" office:value="112486200" calcext:value-type="float">
            <text:p>112486200</text:p>
          </table:table-cell>
          <table:table-cell office:value-type="float" office:value="690719048" calcext:value-type="float">
            <text:p>690719048</text:p>
          </table:table-cell>
          <table:table-cell office:value-type="float" office:value="247560112" calcext:value-type="float">
            <text:p>247560112</text:p>
          </table:table-cell>
          <table:table-cell office:value-type="float" office:value="198567876" calcext:value-type="float">
            <text:p>198567876</text:p>
          </table:table-cell>
          <table:table-cell office:value-type="float" office:value="236439788" calcext:value-type="float">
            <text:p>23643978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AVERAGE([.A6:.A17])" office:value-type="float" office:value="69952431.6666667" calcext:value-type="float">
            <text:p>69952431,6666667</text:p>
          </table:table-cell>
          <table:table-cell table:formula="of:=AVERAGE([.B6:.B17])" office:value-type="float" office:value="602680887.5" calcext:value-type="float">
            <text:p>602680887,5</text:p>
          </table:table-cell>
          <table:table-cell table:formula="of:=AVERAGE([.C6:.C17])" office:value-type="float" office:value="167616303.833333" calcext:value-type="float">
            <text:p>167616303,833333</text:p>
          </table:table-cell>
          <table:table-cell table:formula="of:=AVERAGE([.D6:.D17])" office:value-type="float" office:value="160439604" calcext:value-type="float">
            <text:p>160439604</text:p>
          </table:table-cell>
          <table:table-cell table:formula="of:=AVERAGE([.E6:.E17])" office:value-type="float" office:value="171919536.666667" calcext:value-type="float">
            <text:p>171919536,666667</text:p>
          </table:table-cell>
        </table:table-row>
        <table:table-row table:style-name="ro1">
          <table:table-cell table:formula="of:=SQRT(VAR([.A6:.A17]))" office:value-type="float" office:value="6836676.71359075" calcext:value-type="float">
            <text:p>6836676,71359075</text:p>
          </table:table-cell>
          <table:table-cell table:formula="of:=SQRT(VAR([.B6:.B17]))" office:value-type="float" office:value="18349471.2331096" calcext:value-type="float">
            <text:p>18349471,2331096</text:p>
          </table:table-cell>
          <table:table-cell table:formula="of:=SQRT(VAR([.C6:.C17]))" office:value-type="float" office:value="14798139.0271662" calcext:value-type="float">
            <text:p>14798139,0271662</text:p>
          </table:table-cell>
          <table:table-cell table:formula="of:=SQRT(VAR([.D6:.D17]))" office:value-type="float" office:value="17060250.1344823" calcext:value-type="float">
            <text:p>17060250,1344823</text:p>
          </table:table-cell>
          <table:table-cell table:formula="of:=SQRT(VAR([.E6:.E17]))" office:value-type="float" office:value="21929772.9210205" calcext:value-type="float">
            <text:p>21929772,9210205</text:p>
          </table:table-cell>
        </table:table-row>
      </table:table>
      <table:table table:name="Datos" table:style-name="ta1">
        <table:shapes>
          <draw:frame draw:z-index="0" draw:style-name="gr1" draw:text-style-name="P1" svg:width="15.999cm" svg:height="8.999cm" svg:x="19.476cm" svg:y="5.199cm">
            <draw:object draw:notify-on-update-of-ranges="Datos.A17:Datos.A17 Datos.A18:Datos.A23 Datos.B17:Datos.B17 Datos.B18:Datos.B23 Datos.C17:Datos.C17 Datos.C18:Datos.C23 Datos.D17:Datos.D17 Datos.D18:Datos.D23 Datos.D17:Datos.D17 Datos.D18:Datos.D23 Datos.E17:Datos.E17 Datos.E18:Datos.E23 Datos.F17:Datos.F17 Datos.F18:Datos.F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7.233cm" svg:y="5.199cm">
            <draw:object draw:notify-on-update-of-ranges="Datos.A17:Datos.A17 Datos.A18:Datos.A23 Datos.B17:Datos.B17 Datos.B18:Datos.B23 Datos.D17:Datos.D17 Datos.D18:Datos.D23 Datos.E17:Datos.E17 Datos.E18:Datos.E23 Datos.F17:Datos.F17 Datos.F18:Datos.F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669cm" svg:y="15.744cm">
            <draw:object draw:notify-on-update-of-ranges="Datos.A27:Datos.A27 Datos.A28:Datos.A33 Datos.B27:Datos.B27 Datos.B28:Datos.B33 Datos.C27:Datos.C27 Datos.C28:Datos.C33 Datos.D27:Datos.D27 Datos.D28:Datos.D33 Datos.E27:Datos.E27 Datos.E28:Datos.E33 Datos.F27:Datos.F27 Datos.F28:Datos.F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speranza</text:p>
          </table:table-cell>
          <table:table-cell office:value-type="float" office:value="175849" calcext:value-type="float">
            <text:p>175849</text:p>
          </table:table-cell>
          <table:table-cell office:value-type="float" office:value="1799869.08333333" calcext:value-type="float">
            <text:p>1799869,08333333</text:p>
          </table:table-cell>
          <table:table-cell office:value-type="float" office:value="422234.25" calcext:value-type="float">
            <text:p>422234,25</text:p>
          </table:table-cell>
          <table:table-cell office:value-type="float" office:value="395444.75" calcext:value-type="float">
            <text:p>395444,75</text:p>
          </table:table-cell>
          <table:table-cell office:value-type="float" office:value="396181.416666667" calcext:value-type="float">
            <text:p>396181,416666667</text:p>
          </table:table-cell>
          <table:table-cell table:number-columns-repeated="3"/>
          <table:table-cell office:value-type="string" calcext:value-type="string">
            <text:p>C-O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esvio estandard</text:p>
          </table:table-cell>
          <table:table-cell office:value-type="float" office:value="849.886623454725" calcext:value-type="float">
            <text:p>849,8866234547</text:p>
          </table:table-cell>
          <table:table-cell office:value-type="float" office:value="16357.974866092" calcext:value-type="float">
            <text:p>16357,974866092</text:p>
          </table:table-cell>
          <table:table-cell office:value-type="float" office:value="560.581374354096" calcext:value-type="float">
            <text:p>560,5813743541</text:p>
          </table:table-cell>
          <table:table-cell office:value-type="float" office:value="1961.4924338834" calcext:value-type="float">
            <text:p>1961,4924338834</text:p>
          </table:table-cell>
          <table:table-cell office:value-type="float" office:value="3372.81971214088" calcext:value-type="float">
            <text:p>3372,8197121409</text:p>
          </table:table-cell>
          <table:table-cell table:number-columns-repeated="3"/>
          <table:table-cell office:value-type="float" office:value="1799869.08333333" calcext:value-type="float">
            <text:p>1799869,08333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speranza</text:p>
          </table:table-cell>
          <table:table-cell office:value-type="float" office:value="5805607.33333333" calcext:value-type="float">
            <text:p>5805607,33333333</text:p>
          </table:table-cell>
          <table:table-cell office:value-type="float" office:value="44233425.75" calcext:value-type="float">
            <text:p>44233425,75</text:p>
          </table:table-cell>
          <table:table-cell office:value-type="float" office:value="22629654" calcext:value-type="float">
            <text:p>22629654</text:p>
          </table:table-cell>
          <table:table-cell office:value-type="float" office:value="11024843.25" calcext:value-type="float">
            <text:p>11024843,25</text:p>
          </table:table-cell>
          <table:table-cell office:value-type="float" office:value="29350030" calcext:value-type="float">
            <text:p>29350030</text:p>
          </table:table-cell>
          <table:table-cell table:number-columns-repeated="3"/>
          <table:table-cell office:value-type="float" office:value="44233425.75" calcext:value-type="float">
            <text:p>44233425,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esvio estandard</text:p>
          </table:table-cell>
          <table:table-cell office:value-type="float" office:value="2510959.05160708" calcext:value-type="float">
            <text:p>2510959,05160708</text:p>
          </table:table-cell>
          <table:table-cell office:value-type="float" office:value="8943917.29297675" calcext:value-type="float">
            <text:p>8943917,29297675</text:p>
          </table:table-cell>
          <table:table-cell office:value-type="float" office:value="13212008.450364" calcext:value-type="float">
            <text:p>13212008,450364</text:p>
          </table:table-cell>
          <table:table-cell office:value-type="float" office:value="3859024.59226405" calcext:value-type="float">
            <text:p>3859024,59226405</text:p>
          </table:table-cell>
          <table:table-cell office:value-type="float" office:value="8037318.04700924" calcext:value-type="float">
            <text:p>8037318,04700924</text:p>
          </table:table-cell>
          <table:table-cell table:number-columns-repeated="3"/>
          <table:table-cell office:value-type="float" office:value="113255989.416667" calcext:value-type="float">
            <text:p>113255989,4166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speranza</text:p>
          </table:table-cell>
          <table:table-cell office:value-type="float" office:value="18617127.3333333" calcext:value-type="float">
            <text:p>18617127,3333333</text:p>
          </table:table-cell>
          <table:table-cell office:value-type="float" office:value="113255989.416667" calcext:value-type="float">
            <text:p>113255989,416667</text:p>
          </table:table-cell>
          <table:table-cell office:value-type="float" office:value="27385389.5" calcext:value-type="float">
            <text:p>27385389,5</text:p>
          </table:table-cell>
          <table:table-cell office:value-type="float" office:value="36673372" calcext:value-type="float">
            <text:p>36673372</text:p>
          </table:table-cell>
          <table:table-cell office:value-type="float" office:value="27111294.3333333" calcext:value-type="float">
            <text:p>27111294,3333333</text:p>
          </table:table-cell>
          <table:table-cell table:number-columns-repeated="3"/>
          <table:table-cell office:value-type="float" office:value="226454210.75" calcext:value-type="float">
            <text:p>226454210,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desvio estandard</text:p>
          </table:table-cell>
          <table:table-cell office:value-type="float" office:value="10980796.2191481" calcext:value-type="float">
            <text:p>10980796,2191481</text:p>
          </table:table-cell>
          <table:table-cell office:value-type="float" office:value="11289053.5321146" calcext:value-type="float">
            <text:p>11289053,5321146</text:p>
          </table:table-cell>
          <table:table-cell office:value-type="float" office:value="5112058.01112652" calcext:value-type="float">
            <text:p>5112058,01112652</text:p>
          </table:table-cell>
          <table:table-cell office:value-type="float" office:value="10206438.3728276" calcext:value-type="float">
            <text:p>10206438,3728276</text:p>
          </table:table-cell>
          <table:table-cell office:value-type="float" office:value="5485113.80495921" calcext:value-type="float">
            <text:p>5485113,80495921</text:p>
          </table:table-cell>
          <table:table-cell table:number-columns-repeated="3"/>
          <table:table-cell office:value-type="float" office:value="400670560.166667" calcext:value-type="float">
            <text:p>400670560,1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speranza</text:p>
          </table:table-cell>
          <table:table-cell office:value-type="float" office:value="26085262.3333333" calcext:value-type="float">
            <text:p>26085262,3333333</text:p>
          </table:table-cell>
          <table:table-cell office:value-type="float" office:value="226454210.75" calcext:value-type="float">
            <text:p>226454210,75</text:p>
          </table:table-cell>
          <table:table-cell office:value-type="float" office:value="61641911.5833333" calcext:value-type="float">
            <text:p>61641911,5833333</text:p>
          </table:table-cell>
          <table:table-cell office:value-type="float" office:value="63117444.25" calcext:value-type="float">
            <text:p>63117444,25</text:p>
          </table:table-cell>
          <table:table-cell office:value-type="float" office:value="58805841" calcext:value-type="float">
            <text:p>58805841</text:p>
          </table:table-cell>
          <table:table-cell table:number-columns-repeated="3"/>
          <table:table-cell office:value-type="float" office:value="602680887.5" calcext:value-type="float">
            <text:p>602680887,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esvio estandard</text:p>
          </table:table-cell>
          <table:table-cell office:value-type="float" office:value="6862853.61911251" calcext:value-type="float">
            <text:p>6862853,61911251</text:p>
          </table:table-cell>
          <table:table-cell office:value-type="float" office:value="27477971.050891" calcext:value-type="float">
            <text:p>27477971,050891</text:p>
          </table:table-cell>
          <table:table-cell office:value-type="float" office:value="6648746.74598725" calcext:value-type="float">
            <text:p>6648746,74598725</text:p>
          </table:table-cell>
          <table:table-cell office:value-type="float" office:value="8232159.1682456" calcext:value-type="float">
            <text:p>8232159,1682456</text:p>
          </table:table-cell>
          <table:table-cell office:value-type="float" office:value="7522907.04185282" calcext:value-type="float">
            <text:p>7522907,04185282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esperanza</text:p>
          </table:table-cell>
          <table:table-cell office:value-type="float" office:value="53458080.3333333" calcext:value-type="float">
            <text:p>53458080,3333333</text:p>
          </table:table-cell>
          <table:table-cell office:value-type="float" office:value="400670560.166667" calcext:value-type="float">
            <text:p>400670560,166667</text:p>
          </table:table-cell>
          <table:table-cell office:value-type="float" office:value="100452491.583333" calcext:value-type="float">
            <text:p>100452491,583333</text:p>
          </table:table-cell>
          <table:table-cell office:value-type="float" office:value="112376115" calcext:value-type="float">
            <text:p>112376115</text:p>
          </table:table-cell>
          <table:table-cell office:value-type="float" office:value="102297347.166667" calcext:value-type="float">
            <text:p>102297347,166667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desvio estandard</text:p>
          </table:table-cell>
          <table:table-cell office:value-type="float" office:value="14774789.4102031" calcext:value-type="float">
            <text:p>14774789,4102031</text:p>
          </table:table-cell>
          <table:table-cell office:value-type="float" office:value="24013397.5456021" calcext:value-type="float">
            <text:p>24013397,5456021</text:p>
          </table:table-cell>
          <table:table-cell office:value-type="float" office:value="14712744.7481543" calcext:value-type="float">
            <text:p>14712744,7481543</text:p>
          </table:table-cell>
          <table:table-cell office:value-type="float" office:value="15942056.418926" calcext:value-type="float">
            <text:p>15942056,418926</text:p>
          </table:table-cell>
          <table:table-cell office:value-type="float" office:value="8934539.22069319" calcext:value-type="float">
            <text:p>8934539,2206931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esperanza</text:p>
          </table:table-cell>
          <table:table-cell office:value-type="float" office:value="69952431.6666667" calcext:value-type="float">
            <text:p>69952431,6666667</text:p>
          </table:table-cell>
          <table:table-cell office:value-type="float" office:value="602680887.5" calcext:value-type="float">
            <text:p>602680887,5</text:p>
          </table:table-cell>
          <table:table-cell office:value-type="float" office:value="167616303.833333" calcext:value-type="float">
            <text:p>167616303,833333</text:p>
          </table:table-cell>
          <table:table-cell office:value-type="float" office:value="160439604" calcext:value-type="float">
            <text:p>160439604</text:p>
          </table:table-cell>
          <table:table-cell office:value-type="float" office:value="171919536.666667" calcext:value-type="float">
            <text:p>171919536,666667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desvio estandard</text:p>
          </table:table-cell>
          <table:table-cell office:value-type="float" office:value="6836676.71359075" calcext:value-type="float">
            <text:p>6836676,71359075</text:p>
          </table:table-cell>
          <table:table-cell office:value-type="float" office:value="18349471.2331096" calcext:value-type="float">
            <text:p>18349471,2331096</text:p>
          </table:table-cell>
          <table:table-cell office:value-type="float" office:value="14798139.0271662" calcext:value-type="float">
            <text:p>14798139,0271662</text:p>
          </table:table-cell>
          <table:table-cell office:value-type="float" office:value="17060250.1344823" calcext:value-type="float">
            <text:p>17060250,1344823</text:p>
          </table:table-cell>
          <table:table-cell office:value-type="float" office:value="21929772.9210205" calcext:value-type="float">
            <text:p>21929772,9210205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5849" calcext:value-type="float">
            <text:p>175849</text:p>
          </table:table-cell>
          <table:table-cell office:value-type="float" office:value="1799869.08333333" calcext:value-type="float">
            <text:p>1799869,08333333</text:p>
          </table:table-cell>
          <table:table-cell office:value-type="float" office:value="422234.25" calcext:value-type="float">
            <text:p>422234,25</text:p>
          </table:table-cell>
          <table:table-cell office:value-type="float" office:value="395444.75" calcext:value-type="float">
            <text:p>395444,75</text:p>
          </table:table-cell>
          <table:table-cell office:value-type="float" office:value="396181.416666667" calcext:value-type="float">
            <text:p>396181,416666667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805607.33333333" calcext:value-type="float">
            <text:p>5805607,33333333</text:p>
          </table:table-cell>
          <table:table-cell office:value-type="float" office:value="44233425.75" calcext:value-type="float">
            <text:p>44233425,75</text:p>
          </table:table-cell>
          <table:table-cell office:value-type="float" office:value="22629654" calcext:value-type="float">
            <text:p>22629654</text:p>
          </table:table-cell>
          <table:table-cell office:value-type="float" office:value="11024843.25" calcext:value-type="float">
            <text:p>11024843,25</text:p>
          </table:table-cell>
          <table:table-cell office:value-type="float" office:value="29350030" calcext:value-type="float">
            <text:p>29350030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617127.3333333" calcext:value-type="float">
            <text:p>18617127,3333333</text:p>
          </table:table-cell>
          <table:table-cell office:value-type="float" office:value="113255989.416667" calcext:value-type="float">
            <text:p>113255989,416667</text:p>
          </table:table-cell>
          <table:table-cell office:value-type="float" office:value="27385389.5" calcext:value-type="float">
            <text:p>27385389,5</text:p>
          </table:table-cell>
          <table:table-cell office:value-type="float" office:value="36673372" calcext:value-type="float">
            <text:p>36673372</text:p>
          </table:table-cell>
          <table:table-cell office:value-type="float" office:value="27111294.3333333" calcext:value-type="float">
            <text:p>27111294,3333333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085262.3333333" calcext:value-type="float">
            <text:p>26085262,3333333</text:p>
          </table:table-cell>
          <table:table-cell office:value-type="float" office:value="226454210.75" calcext:value-type="float">
            <text:p>226454210,75</text:p>
          </table:table-cell>
          <table:table-cell office:value-type="float" office:value="61641911.5833333" calcext:value-type="float">
            <text:p>61641911,5833333</text:p>
          </table:table-cell>
          <table:table-cell office:value-type="float" office:value="63117444.25" calcext:value-type="float">
            <text:p>63117444,25</text:p>
          </table:table-cell>
          <table:table-cell office:value-type="float" office:value="58805841" calcext:value-type="float">
            <text:p>58805841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458080.3333333" calcext:value-type="float">
            <text:p>53458080,3333333</text:p>
          </table:table-cell>
          <table:table-cell office:value-type="float" office:value="400670560.166667" calcext:value-type="float">
            <text:p>400670560,166667</text:p>
          </table:table-cell>
          <table:table-cell office:value-type="float" office:value="100452491.583333" calcext:value-type="float">
            <text:p>100452491,583333</text:p>
          </table:table-cell>
          <table:table-cell office:value-type="float" office:value="112376115" calcext:value-type="float">
            <text:p>112376115</text:p>
          </table:table-cell>
          <table:table-cell office:value-type="float" office:value="102297347.166667" calcext:value-type="float">
            <text:p>102297347,166667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9952431.6666667" calcext:value-type="float">
            <text:p>69952431,6666667</text:p>
          </table:table-cell>
          <table:table-cell office:value-type="float" office:value="602680887.5" calcext:value-type="float">
            <text:p>602680887,5</text:p>
          </table:table-cell>
          <table:table-cell office:value-type="float" office:value="167616303.833333" calcext:value-type="float">
            <text:p>167616303,833333</text:p>
          </table:table-cell>
          <table:table-cell office:value-type="float" office:value="160439604" calcext:value-type="float">
            <text:p>160439604</text:p>
          </table:table-cell>
          <table:table-cell office:value-type="float" office:value="171919536.666667" calcext:value-type="float">
            <text:p>171919536,666667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C-O0</text:p>
          </table:table-cell>
          <table:table-cell office:value-type="string" calcext:value-type="string">
            <text:p>C-O1</text:p>
          </table:table-cell>
          <table:table-cell office:value-type="string" calcext:value-type="string">
            <text:p>C-O2</text:p>
          </table:table-cell>
          <table:table-cell office:value-type="string" calcext:value-type="string">
            <text:p>C-O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9.886623454725" calcext:value-type="float">
            <text:p>849,8866234547</text:p>
          </table:table-cell>
          <table:table-cell office:value-type="float" office:value="16357.974866092" calcext:value-type="float">
            <text:p>16357,974866092</text:p>
          </table:table-cell>
          <table:table-cell office:value-type="float" office:value="560.581374354096" calcext:value-type="float">
            <text:p>560,5813743541</text:p>
          </table:table-cell>
          <table:table-cell office:value-type="float" office:value="1961.4924338834" calcext:value-type="float">
            <text:p>1961,4924338834</text:p>
          </table:table-cell>
          <table:table-cell office:value-type="float" office:value="3372.81971214088" calcext:value-type="float">
            <text:p>3372,819712140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10959.05160708" calcext:value-type="float">
            <text:p>2510959,05160708</text:p>
          </table:table-cell>
          <table:table-cell office:value-type="float" office:value="8943917.29297675" calcext:value-type="float">
            <text:p>8943917,29297675</text:p>
          </table:table-cell>
          <table:table-cell office:value-type="float" office:value="13212008.450364" calcext:value-type="float">
            <text:p>13212008,450364</text:p>
          </table:table-cell>
          <table:table-cell office:value-type="float" office:value="3859024.59226405" calcext:value-type="float">
            <text:p>3859024,59226405</text:p>
          </table:table-cell>
          <table:table-cell office:value-type="float" office:value="8037318.04700924" calcext:value-type="float">
            <text:p>8037318,04700924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980796.2191481" calcext:value-type="float">
            <text:p>10980796,2191481</text:p>
          </table:table-cell>
          <table:table-cell office:value-type="float" office:value="11289053.5321146" calcext:value-type="float">
            <text:p>11289053,5321146</text:p>
          </table:table-cell>
          <table:table-cell office:value-type="float" office:value="5112058.01112652" calcext:value-type="float">
            <text:p>5112058,01112652</text:p>
          </table:table-cell>
          <table:table-cell office:value-type="float" office:value="10206438.3728276" calcext:value-type="float">
            <text:p>10206438,3728276</text:p>
          </table:table-cell>
          <table:table-cell office:value-type="float" office:value="5485113.80495921" calcext:value-type="float">
            <text:p>5485113,80495921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862853.61911251" calcext:value-type="float">
            <text:p>6862853,61911251</text:p>
          </table:table-cell>
          <table:table-cell office:value-type="float" office:value="27477971.050891" calcext:value-type="float">
            <text:p>27477971,050891</text:p>
          </table:table-cell>
          <table:table-cell office:value-type="float" office:value="6648746.74598725" calcext:value-type="float">
            <text:p>6648746,74598725</text:p>
          </table:table-cell>
          <table:table-cell office:value-type="float" office:value="8232159.1682456" calcext:value-type="float">
            <text:p>8232159,1682456</text:p>
          </table:table-cell>
          <table:table-cell office:value-type="float" office:value="7522907.04185282" calcext:value-type="float">
            <text:p>7522907,04185282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774789.4102031" calcext:value-type="float">
            <text:p>14774789,4102031</text:p>
          </table:table-cell>
          <table:table-cell office:value-type="float" office:value="24013397.5456021" calcext:value-type="float">
            <text:p>24013397,5456021</text:p>
          </table:table-cell>
          <table:table-cell office:value-type="float" office:value="14712744.7481543" calcext:value-type="float">
            <text:p>14712744,7481543</text:p>
          </table:table-cell>
          <table:table-cell office:value-type="float" office:value="15942056.418926" calcext:value-type="float">
            <text:p>15942056,418926</text:p>
          </table:table-cell>
          <table:table-cell office:value-type="float" office:value="8934539.22069319" calcext:value-type="float">
            <text:p>8934539,22069319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836676.71359075" calcext:value-type="float">
            <text:p>6836676,71359075</text:p>
          </table:table-cell>
          <table:table-cell office:value-type="float" office:value="18349471.2331096" calcext:value-type="float">
            <text:p>18349471,2331096</text:p>
          </table:table-cell>
          <table:table-cell office:value-type="float" office:value="14798139.0271662" calcext:value-type="float">
            <text:p>14798139,0271662</text:p>
          </table:table-cell>
          <table:table-cell office:value-type="float" office:value="17060250.1344823" calcext:value-type="float">
            <text:p>17060250,1344823</text:p>
          </table:table-cell>
          <table:table-cell office:value-type="float" office:value="21929772.9210205" calcext:value-type="float">
            <text:p>21929772,921020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200'.E2:'200'.E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800'.E2:'800'.E2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1400'.E2:'1400'.E2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000'.E2:'2000'.E2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2600'.E2:'2600'.E2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3200'.E2:'3200'.E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asanova</meta:initial-creator>
    <meta:creation-date>2014-09-30T10:53:35.437852624</meta:creation-date>
    <dc:date>2014-09-30T14:01:46.204957902</dc:date>
    <dc:creator>Manuel Casanova</dc:creator>
    <meta:editing-duration>PT35M27S</meta:editing-duration>
    <meta:editing-cycles>2</meta:editing-cycles>
    <meta:generator>LibreOffice/4.2.6.3$Linux_X86_64 LibreOffice_project/420m0$Build-3</meta:generator>
    <meta:document-statistic meta:table-count="7" meta:cell-count="8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Promedios</text:p>
        </chart:title>
        <chart:legend chart:legend-position="end" svg:x="13.862cm" svg:y="2.956cm" style:legend-expansion="high" chart:style-name="ch3"/>
        <chart:plot-area chart:style-name="ch4" table:cell-range-address="Datos.A17:Datos.F23" chart:data-source-has-labels="both" svg:x="1.331cm" svg:y="1.661cm" svg:width="11.891cm" svg:height="6.178cm">
          <chartooo:coordinate-region svg:x="3.249cm" svg:y="1.86cm" svg:width="9.601cm" svg:height="5.332cm"/>
          <chart:axis chart:dimension="x" chart:name="primary-x" chart:style-name="ch5" chartooo:axis-type="auto">
            <chartooo:date-scale/>
            <chart:title svg:x="5.671cm" svg:y="8.019cm" chart:style-name="ch6">
              <text:p>Tamaño de la Imagen</text:p>
            </chart:title>
            <chart:categories table:cell-range-address="Datos.A18:Datos.A23"/>
          </chart:axis>
          <chart:axis chart:dimension="y" chart:name="primary-y" chart:style-name="ch5">
            <chart:title svg:x="0.451cm" svg:y="6.752cm" chart:style-name="ch7">
              <text:p>Cantidad de Ticks de Clock</text:p>
            </chart:title>
            <chart:grid chart:style-name="ch8" chart:class="major"/>
          </chart:axis>
          <chart:series chart:style-name="ch9" chart:values-cell-range-address="Datos.B18:Datos.B23" chart:label-cell-address="Datos.B17:Datos.B17" chart:class="chart:line">
            <chart:data-point chart:repeated="6"/>
          </chart:series>
          <chart:series chart:style-name="ch10" chart:values-cell-range-address="Datos.C18:Datos.C23" chart:label-cell-address="Datos.C17:Datos.C17" chart:class="chart:line">
            <chart:data-point chart:repeated="6"/>
          </chart:series>
          <chart:series chart:style-name="ch11" chart:values-cell-range-address="Datos.D18:Datos.D23" chart:label-cell-address="Datos.D17:Datos.D17" chart:class="chart:line">
            <chart:data-point chart:repeated="6"/>
          </chart:series>
          <chart:series chart:style-name="ch12" chart:values-cell-range-address="Datos.D18:Datos.D23" chart:label-cell-address="Datos.D17:Datos.D17" chart:class="chart:line">
            <chart:data-point chart:repeated="6"/>
          </chart:series>
          <chart:series chart:style-name="ch13" chart:values-cell-range-address="Datos.E18:Datos.E23" chart:label-cell-address="Datos.E17:Datos.E17" chart:class="chart:line">
            <chart:data-point chart:repeated="6"/>
          </chart:series>
          <chart:series chart:style-name="ch14" chart:values-cell-range-address="Datos.F18:Datos.F23" chart:label-cell-address="Datos.F17:Datos.F17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Datos.B17:Datos.B17</svg:desc>
                </draw:g>
              </table:table-cell>
              <table:table-cell office:value-type="string">
                <text:p>C-O0</text:p>
                <draw:g>
                  <svg:desc>Datos.C17:Datos.C17</svg:desc>
                </draw:g>
              </table:table-cell>
              <table:table-cell office:value-type="string">
                <text:p>C-O1</text:p>
                <draw:g>
                  <svg:desc>Datos.D17:Datos.D17</svg:desc>
                </draw:g>
              </table:table-cell>
              <table:table-cell office:value-type="string">
                <text:p>C-O1</text:p>
                <draw:g>
                  <svg:desc>Datos.D17:Datos.D17</svg:desc>
                </draw:g>
              </table:table-cell>
              <table:table-cell office:value-type="string">
                <text:p>C-O2</text:p>
                <draw:g>
                  <svg:desc>Datos.E17:Datos.E17</svg:desc>
                </draw:g>
              </table:table-cell>
              <table:table-cell office:value-type="string">
                <text:p>C-O3</text:p>
                <draw:g>
                  <svg:desc>Datos.F17:Datos.F1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Datos.A18:Datos.A23</svg:desc>
                </draw:g>
              </table:table-cell>
              <table:table-cell office:value-type="float" office:value="175849">
                <text:p>175849</text:p>
                <draw:g>
                  <svg:desc>Datos.B18:Datos.B23</svg:desc>
                </draw:g>
              </table:table-cell>
              <table:table-cell office:value-type="float" office:value="1799869.08333333">
                <text:p>1799869.08333333</text:p>
                <draw:g>
                  <svg:desc>Datos.C18:Datos.C23</svg:desc>
                </draw:g>
              </table:table-cell>
              <table:table-cell office:value-type="float" office:value="422234.25">
                <text:p>422234.25</text:p>
                <draw:g>
                  <svg:desc>Datos.D18:Datos.D23</svg:desc>
                </draw:g>
              </table:table-cell>
              <table:table-cell office:value-type="float" office:value="422234.25">
                <text:p>422234.25</text:p>
                <draw:g>
                  <svg:desc>Datos.D18:Datos.D23</svg:desc>
                </draw:g>
              </table:table-cell>
              <table:table-cell office:value-type="float" office:value="395444.75">
                <text:p>395444.75</text:p>
                <draw:g>
                  <svg:desc>Datos.E18:Datos.E23</svg:desc>
                </draw:g>
              </table:table-cell>
              <table:table-cell office:value-type="float" office:value="396181.416666667">
                <text:p>396181.416666667</text:p>
                <draw:g>
                  <svg:desc>Datos.F18:Datos.F23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05607.33333333">
                <text:p>5805607.33333333</text:p>
              </table:table-cell>
              <table:table-cell office:value-type="float" office:value="44233425.75">
                <text:p>44233425.75</text:p>
              </table:table-cell>
              <table:table-cell office:value-type="float" office:value="22629654">
                <text:p>22629654</text:p>
              </table:table-cell>
              <table:table-cell office:value-type="float" office:value="22629654">
                <text:p>22629654</text:p>
              </table:table-cell>
              <table:table-cell office:value-type="float" office:value="11024843.25">
                <text:p>11024843.25</text:p>
              </table:table-cell>
              <table:table-cell office:value-type="float" office:value="29350030">
                <text:p>2935003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617127.3333333">
                <text:p>18617127.3333333</text:p>
              </table:table-cell>
              <table:table-cell office:value-type="float" office:value="113255989.416667">
                <text:p>113255989.416667</text:p>
              </table:table-cell>
              <table:table-cell office:value-type="float" office:value="27385389.5">
                <text:p>27385389.5</text:p>
              </table:table-cell>
              <table:table-cell office:value-type="float" office:value="27385389.5">
                <text:p>27385389.5</text:p>
              </table:table-cell>
              <table:table-cell office:value-type="float" office:value="36673372">
                <text:p>36673372</text:p>
              </table:table-cell>
              <table:table-cell office:value-type="float" office:value="27111294.3333333">
                <text:p>27111294.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085262.3333333">
                <text:p>26085262.3333333</text:p>
              </table:table-cell>
              <table:table-cell office:value-type="float" office:value="226454210.75">
                <text:p>226454210.75</text:p>
              </table:table-cell>
              <table:table-cell office:value-type="float" office:value="61641911.5833333">
                <text:p>61641911.5833333</text:p>
              </table:table-cell>
              <table:table-cell office:value-type="float" office:value="61641911.5833333">
                <text:p>61641911.5833333</text:p>
              </table:table-cell>
              <table:table-cell office:value-type="float" office:value="63117444.25">
                <text:p>63117444.25</text:p>
              </table:table-cell>
              <table:table-cell office:value-type="float" office:value="58805841">
                <text:p>5880584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3458080.3333333">
                <text:p>53458080.3333333</text:p>
              </table:table-cell>
              <table:table-cell office:value-type="float" office:value="400670560.166667">
                <text:p>400670560.166667</text:p>
              </table:table-cell>
              <table:table-cell office:value-type="float" office:value="100452491.583333">
                <text:p>100452491.583333</text:p>
              </table:table-cell>
              <table:table-cell office:value-type="float" office:value="100452491.583333">
                <text:p>100452491.583333</text:p>
              </table:table-cell>
              <table:table-cell office:value-type="float" office:value="112376115">
                <text:p>112376115</text:p>
              </table:table-cell>
              <table:table-cell office:value-type="float" office:value="102297347.166667">
                <text:p>102297347.16666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9952431.6666667">
                <text:p>69952431.6666667</text:p>
              </table:table-cell>
              <table:table-cell office:value-type="float" office:value="602680887.5">
                <text:p>602680887.5</text:p>
              </table:table-cell>
              <table:table-cell office:value-type="float" office:value="167616303.833333">
                <text:p>167616303.833333</text:p>
              </table:table-cell>
              <table:table-cell office:value-type="float" office:value="167616303.833333">
                <text:p>167616303.833333</text:p>
              </table:table-cell>
              <table:table-cell office:value-type="float" office:value="160439604">
                <text:p>160439604</text:p>
              </table:table-cell>
              <table:table-cell office:value-type="float" office:value="171919536.666667">
                <text:p>171919536.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Promedios</text:p>
        </chart:title>
        <chart:subtitle svg:x="7.03cm" svg:y="1.301cm" chart:style-name="ch3">
          <text:p>(sin C O0)</text:p>
        </chart:subtitle>
        <chart:legend chart:legend-position="end" svg:x="13.862cm" svg:y="3.454cm" style:legend-expansion="high" chart:style-name="ch4"/>
        <chart:plot-area chart:style-name="ch5" table:cell-range-address="Datos.A17:Datos.B23 Datos.D17:Datos.F23" chart:data-source-has-labels="both" svg:x="1.331cm" svg:y="2.37cm" svg:width="11.891cm" svg:height="5.469cm">
          <chartooo:coordinate-region svg:x="3.249cm" svg:y="2.569cm" svg:width="9.601cm" svg:height="4.623cm"/>
          <chart:axis chart:dimension="x" chart:name="primary-x" chart:style-name="ch6" chartooo:axis-type="auto">
            <chartooo:date-scale/>
            <chart:title svg:x="5.671cm" svg:y="8.019cm" chart:style-name="ch7">
              <text:p>Tamaño de la imagen</text:p>
            </chart:title>
            <chart:categories table:cell-range-address="Datos.A18:Datos.A23"/>
          </chart:axis>
          <chart:axis chart:dimension="y" chart:name="primary-y" chart:style-name="ch6">
            <chart:title svg:x="0.451cm" svg:y="7.569cm" chart:style-name="ch8">
              <text:p>Cantidad de Ticks del Procesador</text:p>
            </chart:title>
            <chart:grid chart:style-name="ch9" chart:class="major"/>
          </chart:axis>
          <chart:series chart:style-name="ch10" chart:values-cell-range-address="Datos.B18:Datos.B23" chart:label-cell-address="Datos.B17:Datos.B17" chart:class="chart:line">
            <chart:data-point chart:repeated="6"/>
          </chart:series>
          <chart:series chart:style-name="ch11" chart:values-cell-range-address="Datos.D18:Datos.D23" chart:label-cell-address="Datos.D17:Datos.D17" chart:class="chart:line">
            <chart:data-point chart:repeated="6"/>
          </chart:series>
          <chart:series chart:style-name="ch12" chart:values-cell-range-address="Datos.E18:Datos.E23" chart:label-cell-address="Datos.E17:Datos.E17" chart:class="chart:line">
            <chart:data-point chart:repeated="6"/>
          </chart:series>
          <chart:series chart:style-name="ch13" chart:values-cell-range-address="Datos.F18:Datos.F23" chart:label-cell-address="Datos.F17:Datos.F1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Datos.B17:Datos.B17</svg:desc>
                </draw:g>
              </table:table-cell>
              <table:table-cell office:value-type="string">
                <text:p>C-O1</text:p>
                <draw:g>
                  <svg:desc>Datos.D17:Datos.D17</svg:desc>
                </draw:g>
              </table:table-cell>
              <table:table-cell office:value-type="string">
                <text:p>C-O2</text:p>
                <draw:g>
                  <svg:desc>Datos.E17:Datos.E17</svg:desc>
                </draw:g>
              </table:table-cell>
              <table:table-cell office:value-type="string">
                <text:p>C-O3</text:p>
                <draw:g>
                  <svg:desc>Datos.F17:Datos.F1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Datos.A18:Datos.A23</svg:desc>
                </draw:g>
              </table:table-cell>
              <table:table-cell office:value-type="float" office:value="175849">
                <text:p>175849</text:p>
                <draw:g>
                  <svg:desc>Datos.B18:Datos.B23</svg:desc>
                </draw:g>
              </table:table-cell>
              <table:table-cell office:value-type="float" office:value="422234.25">
                <text:p>422234.25</text:p>
                <draw:g>
                  <svg:desc>Datos.D18:Datos.D23</svg:desc>
                </draw:g>
              </table:table-cell>
              <table:table-cell office:value-type="float" office:value="395444.75">
                <text:p>395444.75</text:p>
                <draw:g>
                  <svg:desc>Datos.E18:Datos.E23</svg:desc>
                </draw:g>
              </table:table-cell>
              <table:table-cell office:value-type="float" office:value="396181.416666667">
                <text:p>396181.416666667</text:p>
                <draw:g>
                  <svg:desc>Datos.F18:Datos.F23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05607.33333333">
                <text:p>5805607.33333333</text:p>
              </table:table-cell>
              <table:table-cell office:value-type="float" office:value="22629654">
                <text:p>22629654</text:p>
              </table:table-cell>
              <table:table-cell office:value-type="float" office:value="11024843.25">
                <text:p>11024843.25</text:p>
              </table:table-cell>
              <table:table-cell office:value-type="float" office:value="29350030">
                <text:p>2935003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617127.3333333">
                <text:p>18617127.3333333</text:p>
              </table:table-cell>
              <table:table-cell office:value-type="float" office:value="27385389.5">
                <text:p>27385389.5</text:p>
              </table:table-cell>
              <table:table-cell office:value-type="float" office:value="36673372">
                <text:p>36673372</text:p>
              </table:table-cell>
              <table:table-cell office:value-type="float" office:value="27111294.3333333">
                <text:p>27111294.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085262.3333333">
                <text:p>26085262.3333333</text:p>
              </table:table-cell>
              <table:table-cell office:value-type="float" office:value="61641911.5833333">
                <text:p>61641911.5833333</text:p>
              </table:table-cell>
              <table:table-cell office:value-type="float" office:value="63117444.25">
                <text:p>63117444.25</text:p>
              </table:table-cell>
              <table:table-cell office:value-type="float" office:value="58805841">
                <text:p>5880584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3458080.3333333">
                <text:p>53458080.3333333</text:p>
              </table:table-cell>
              <table:table-cell office:value-type="float" office:value="100452491.583333">
                <text:p>100452491.583333</text:p>
              </table:table-cell>
              <table:table-cell office:value-type="float" office:value="112376115">
                <text:p>112376115</text:p>
              </table:table-cell>
              <table:table-cell office:value-type="float" office:value="102297347.166667">
                <text:p>102297347.16666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9952431.6666667">
                <text:p>69952431.6666667</text:p>
              </table:table-cell>
              <table:table-cell office:value-type="float" office:value="167616303.833333">
                <text:p>167616303.833333</text:p>
              </table:table-cell>
              <table:table-cell office:value-type="float" office:value="160439604">
                <text:p>160439604</text:p>
              </table:table-cell>
              <table:table-cell office:value-type="float" office:value="171919536.666667">
                <text:p>171919536.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Desvios</text:p>
        </chart:title>
        <chart:legend chart:legend-position="end" svg:x="13.862cm" svg:y="3.205cm" style:legend-expansion="high" chart:style-name="ch3"/>
        <chart:plot-area chart:style-name="ch4" table:cell-range-address="Datos.A27:Datos.F33" chart:data-source-has-labels="both" svg:x="1.331cm" svg:y="1.661cm" svg:width="11.891cm" svg:height="6.178cm">
          <chartooo:coordinate-region svg:x="3.064cm" svg:y="1.86cm" svg:width="9.786cm" svg:height="5.332cm"/>
          <chart:axis chart:dimension="x" chart:name="primary-x" chart:style-name="ch5" chartooo:axis-type="auto">
            <chartooo:date-scale/>
            <chart:title svg:x="5.671cm" svg:y="8.019cm" chart:style-name="ch6">
              <text:p>Tamaño de la Imagen</text:p>
            </chart:title>
            <chart:categories table:cell-range-address="Datos.A28:Datos.A33"/>
          </chart:axis>
          <chart:axis chart:dimension="y" chart:name="primary-y" chart:style-name="ch5">
            <chart:title svg:x="0.451cm" svg:y="6.845cm" chart:style-name="ch7">
              <text:p>Cantidad de Ticks de Cloack</text:p>
            </chart:title>
            <chart:grid chart:style-name="ch8" chart:class="major"/>
          </chart:axis>
          <chart:series chart:style-name="ch9" chart:values-cell-range-address="Datos.B28:Datos.B33" chart:label-cell-address="Datos.B27:Datos.B27" chart:class="chart:line">
            <chart:data-point chart:repeated="6"/>
          </chart:series>
          <chart:series chart:style-name="ch10" chart:values-cell-range-address="Datos.C28:Datos.C33" chart:label-cell-address="Datos.C27:Datos.C27" chart:class="chart:line">
            <chart:data-point chart:repeated="6"/>
          </chart:series>
          <chart:series chart:style-name="ch11" chart:values-cell-range-address="Datos.D28:Datos.D33" chart:label-cell-address="Datos.D27:Datos.D27" chart:class="chart:line">
            <chart:data-point chart:repeated="6"/>
          </chart:series>
          <chart:series chart:style-name="ch12" chart:values-cell-range-address="Datos.E28:Datos.E33" chart:label-cell-address="Datos.E27:Datos.E27" chart:class="chart:line">
            <chart:data-point chart:repeated="6"/>
          </chart:series>
          <chart:series chart:style-name="ch13" chart:values-cell-range-address="Datos.F28:Datos.F33" chart:label-cell-address="Datos.F27:Datos.F2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Datos.B27:Datos.B27</svg:desc>
                </draw:g>
              </table:table-cell>
              <table:table-cell office:value-type="string">
                <text:p>C-O0</text:p>
                <draw:g>
                  <svg:desc>Datos.C27:Datos.C27</svg:desc>
                </draw:g>
              </table:table-cell>
              <table:table-cell office:value-type="string">
                <text:p>C-O1</text:p>
                <draw:g>
                  <svg:desc>Datos.D27:Datos.D27</svg:desc>
                </draw:g>
              </table:table-cell>
              <table:table-cell office:value-type="string">
                <text:p>C-O2</text:p>
                <draw:g>
                  <svg:desc>Datos.E27:Datos.E27</svg:desc>
                </draw:g>
              </table:table-cell>
              <table:table-cell office:value-type="string">
                <text:p>C-O3</text:p>
                <draw:g>
                  <svg:desc>Datos.F27:Datos.F2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Datos.A28:Datos.A33</svg:desc>
                </draw:g>
              </table:table-cell>
              <table:table-cell office:value-type="float" office:value="849.886623454725">
                <text:p>849.886623454725</text:p>
                <draw:g>
                  <svg:desc>Datos.B28:Datos.B33</svg:desc>
                </draw:g>
              </table:table-cell>
              <table:table-cell office:value-type="float" office:value="16357.974866092">
                <text:p>16357.974866092</text:p>
                <draw:g>
                  <svg:desc>Datos.C28:Datos.C33</svg:desc>
                </draw:g>
              </table:table-cell>
              <table:table-cell office:value-type="float" office:value="560.581374354096">
                <text:p>560.581374354096</text:p>
                <draw:g>
                  <svg:desc>Datos.D28:Datos.D33</svg:desc>
                </draw:g>
              </table:table-cell>
              <table:table-cell office:value-type="float" office:value="1961.4924338834">
                <text:p>1961.4924338834</text:p>
                <draw:g>
                  <svg:desc>Datos.E28:Datos.E33</svg:desc>
                </draw:g>
              </table:table-cell>
              <table:table-cell office:value-type="float" office:value="3372.81971214088">
                <text:p>3372.81971214088</text:p>
                <draw:g>
                  <svg:desc>Datos.F28:Datos.F33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510959.05160708">
                <text:p>2510959.05160708</text:p>
              </table:table-cell>
              <table:table-cell office:value-type="float" office:value="8943917.29297675">
                <text:p>8943917.29297675</text:p>
              </table:table-cell>
              <table:table-cell office:value-type="float" office:value="13212008.450364">
                <text:p>13212008.450364</text:p>
              </table:table-cell>
              <table:table-cell office:value-type="float" office:value="3859024.59226405">
                <text:p>3859024.59226405</text:p>
              </table:table-cell>
              <table:table-cell office:value-type="float" office:value="8037318.04700924">
                <text:p>8037318.0470092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980796.2191481">
                <text:p>10980796.2191481</text:p>
              </table:table-cell>
              <table:table-cell office:value-type="float" office:value="11289053.5321146">
                <text:p>11289053.5321146</text:p>
              </table:table-cell>
              <table:table-cell office:value-type="float" office:value="5112058.01112652">
                <text:p>5112058.01112652</text:p>
              </table:table-cell>
              <table:table-cell office:value-type="float" office:value="10206438.3728276">
                <text:p>10206438.3728276</text:p>
              </table:table-cell>
              <table:table-cell office:value-type="float" office:value="5485113.80495921">
                <text:p>5485113.8049592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862853.61911251">
                <text:p>6862853.61911251</text:p>
              </table:table-cell>
              <table:table-cell office:value-type="float" office:value="27477971.050891">
                <text:p>27477971.050891</text:p>
              </table:table-cell>
              <table:table-cell office:value-type="float" office:value="6648746.74598725">
                <text:p>6648746.74598725</text:p>
              </table:table-cell>
              <table:table-cell office:value-type="float" office:value="8232159.1682456">
                <text:p>8232159.1682456</text:p>
              </table:table-cell>
              <table:table-cell office:value-type="float" office:value="7522907.04185282">
                <text:p>7522907.0418528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4774789.4102031">
                <text:p>14774789.4102031</text:p>
              </table:table-cell>
              <table:table-cell office:value-type="float" office:value="24013397.5456021">
                <text:p>24013397.5456021</text:p>
              </table:table-cell>
              <table:table-cell office:value-type="float" office:value="14712744.7481543">
                <text:p>14712744.7481543</text:p>
              </table:table-cell>
              <table:table-cell office:value-type="float" office:value="15942056.418926">
                <text:p>15942056.418926</text:p>
              </table:table-cell>
              <table:table-cell office:value-type="float" office:value="8934539.22069319">
                <text:p>8934539.2206931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36676.71359075">
                <text:p>6836676.71359075</text:p>
              </table:table-cell>
              <table:table-cell office:value-type="float" office:value="18349471.2331096">
                <text:p>18349471.2331096</text:p>
              </table:table-cell>
              <table:table-cell office:value-type="float" office:value="14798139.0271662">
                <text:p>14798139.0271662</text:p>
              </table:table-cell>
              <table:table-cell office:value-type="float" office:value="17060250.1344823">
                <text:p>17060250.1344823</text:p>
              </table:table-cell>
              <table:table-cell office:value-type="float" office:value="21929772.9210205">
                <text:p>21929772.9210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